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Times" svg:font-family="Times"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office:font-face-decls>
  <office:automatic-styles>
    <text:list-style style:name="LFO9_1">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line" style:master-page-name="MPF0" style:family="paragraph">
      <style:paragraph-properties fo:break-before="page" style:page-number="1"/>
    </style:style>
    <style:style style:name="P3" style:parent-style-name="Normal" style:family="paragraph">
      <style:paragraph-properties fo:line-height="100%"/>
      <style:text-properties fo:font-weight="bold" style:font-weight-asian="bold" fo:font-size="14pt" style:font-size-asian="14pt"/>
    </style:style>
    <style:style style:name="P4" style:parent-style-name="Normal" style:family="paragraph">
      <style:paragraph-properties fo:line-height="100%"/>
      <style:text-properties fo:font-weight="bold" style:font-weight-asian="bold" fo:font-size="14pt" style:font-size-asian="14pt"/>
    </style:style>
    <style:style style:name="P5" style:parent-style-name="Normal" style:family="paragraph">
      <style:paragraph-properties fo:line-height="100%"/>
      <style:text-properties fo:font-weight="bold" style:font-weight-asian="bold" fo:font-size="14pt" style:font-size-asian="14pt"/>
    </style:style>
    <style:style style:name="P6" style:parent-style-name="Normal" style:family="paragraph">
      <style:paragraph-properties fo:line-height="100%"/>
      <style:text-properties fo:font-weight="bold" style:font-weight-asian="bold" fo:font-size="14pt" style:font-size-asian="14pt"/>
    </style:style>
    <style:style style:name="P7" style:parent-style-name="Normal" style:family="paragraph">
      <style:paragraph-properties fo:line-height="100%"/>
      <style:text-properties fo:font-weight="bold" style:font-weight-asian="bold" fo:font-size="14pt" style:font-size-asian="14pt"/>
    </style:style>
    <style:style style:name="P8" style:parent-style-name="ByLine" style:family="paragraph">
      <style:text-properties fo:language="es" fo:country="CR"/>
    </style:style>
    <style:style style:name="P9" style:parent-style-name="ByLine" style:family="paragraph">
      <style:paragraph-properties fo:text-align="end"/>
      <style:text-properties fo:font-weight="bold" style:font-weight-asian="bold" fo:font-size="20pt" style:font-size-asian="20pt" fo:language="es" fo:country="CR"/>
    </style:style>
    <style:style style:name="P10" style:parent-style-name="ByLine" style:family="paragraph">
      <style:paragraph-properties fo:text-align="end"/>
      <style:text-properties fo:font-weight="bold" style:font-weight-asian="bold" fo:font-size="20pt" style:font-size-asian="20pt" fo:language="es" fo:country="CR"/>
    </style:style>
    <style:style style:name="P11" style:parent-style-name="ByLine" style:family="paragraph">
      <style:paragraph-properties fo:text-align="end"/>
      <style:text-properties fo:font-weight="bold" style:font-weight-asian="bold" fo:font-size="20pt" style:font-size-asian="20pt" fo:language="es" fo:country="CR"/>
    </style:style>
    <style:style style:name="P12" style:parent-style-name="ByLine" style:family="paragraph">
      <style:paragraph-properties fo:text-align="end"/>
      <style:text-properties fo:font-weight="bold" style:font-weight-asian="bold" fo:font-size="20pt" style:font-size-asian="20pt" fo:language="es" fo:country="CR"/>
    </style:style>
    <style:style style:name="P13" style:parent-style-name="ByLine" style:family="paragraph">
      <style:paragraph-properties fo:text-align="end"/>
      <style:text-properties fo:font-weight="bold" style:font-weight-asian="bold" fo:font-size="20pt" style:font-size-asian="20pt" fo:language="es" fo:country="CR"/>
    </style:style>
    <style:style style:name="P14" style:parent-style-name="ByLine" style:family="paragraph">
      <style:paragraph-properties fo:text-align="end"/>
      <style:text-properties fo:font-weight="bold" style:font-weight-asian="bold" fo:font-size="20pt" style:font-size-asian="20pt" fo:language="es" fo:country="CR"/>
    </style:style>
    <style:style style:name="P15" style:parent-style-name="ByLine" style:family="paragraph">
      <style:paragraph-properties fo:text-align="end"/>
      <style:text-properties fo:font-weight="bold" style:font-weight-asian="bold" fo:font-size="20pt" style:font-size-asian="20pt" fo:language="es" fo:country="CR"/>
    </style:style>
    <style:style style:name="P16" style:parent-style-name="ByLine" style:family="paragraph">
      <style:paragraph-properties fo:text-align="end"/>
      <style:text-properties fo:font-weight="bold" style:font-weight-asian="bold" fo:font-size="20pt" style:font-size-asian="20pt" fo:language="es" fo:country="CR"/>
    </style:style>
    <style:style style:name="P17" style:parent-style-name="ByLine" style:family="paragraph">
      <style:paragraph-properties fo:text-align="end"/>
      <style:text-properties fo:font-weight="bold" style:font-weight-asian="bold" fo:font-size="20pt" style:font-size-asian="20pt" fo:language="es" fo:country="CR"/>
    </style:style>
    <style:style style:name="P18" style:parent-style-name="ByLine" style:family="paragraph">
      <style:paragraph-properties fo:text-align="end"/>
      <style:text-properties fo:font-weight="bold" style:font-weight-asian="bold" fo:font-size="20pt" style:font-size-asian="20pt" fo:language="es" fo:country="CR"/>
    </style:style>
    <style:style style:name="P19" style:parent-style-name="ByLine" style:family="paragraph">
      <style:paragraph-properties fo:text-align="end"/>
      <style:text-properties fo:font-weight="bold" style:font-weight-asian="bold" fo:font-size="20pt" style:font-size-asian="20pt" fo:language="es" fo:country="CR"/>
    </style:style>
    <style:style style:name="P20" style:parent-style-name="ByLine" style:family="paragraph">
      <style:paragraph-properties fo:text-align="end"/>
      <style:text-properties fo:font-weight="bold" style:font-weight-asian="bold" fo:font-size="20pt" style:font-size-asian="20pt" fo:language="es" fo:country="CR"/>
    </style:style>
    <style:style style:name="P21" style:parent-style-name="ByLine" style:family="paragraph">
      <style:paragraph-properties fo:text-align="end"/>
      <style:text-properties fo:font-weight="bold" style:font-weight-asian="bold" fo:font-size="20pt" style:font-size-asian="20pt" fo:language="es" fo:country="CR"/>
    </style:style>
    <style:style style:name="P22" style:parent-style-name="ByLine" style:family="paragraph">
      <style:paragraph-properties fo:text-align="end"/>
      <style:text-properties fo:font-weight="bold" style:font-weight-asian="bold" fo:font-size="20pt" style:font-size-asian="20pt" fo:language="es" fo:country="CR"/>
    </style:style>
    <style:style style:name="P23" style:parent-style-name="TítulodeTDC" style:master-page-name="MP1" style:family="paragraph">
      <style:paragraph-properties fo:break-before="page"/>
    </style:style>
    <style:style style:name="T28" style:parent-style-name="Fuentedepárrafopredeter." style:family="text">
      <style:text-properties fo:language="es" fo:country="ES"/>
    </style:style>
    <style:style style:name="P29" style:parent-style-name="Normal" style:family="paragraph">
      <style:text-properties fo:language="es" fo:country="ES"/>
    </style:style>
    <style:style style:name="P30" style:parent-style-name="TDC1" style:family="paragraph">
      <style:paragraph-properties>
        <style:tab-stops>
          <style:tab-stop style:type="right" style:leader-style="dotted" style:leader-text="." style:position="0.25in"/>
          <style:tab-stop style:type="right" style:leader-style="dotted" style:leader-text="." style:position="5.993in"/>
        </style:tab-stops>
      </style:paragraph-properties>
    </style:style>
    <style:style style:name="T31" style:parent-style-name="Hipervínculo" style:family="text">
      <style:text-properties fo:language="es" fo:country="CR"/>
    </style:style>
    <style:style style:name="P32" style:parent-style-name="TDC1" style:family="paragraph">
      <style:paragraph-properties>
        <style:tab-stops>
          <style:tab-stop style:type="right" style:leader-style="dotted" style:leader-text="." style:position="0.25in"/>
          <style:tab-stop style:type="right" style:leader-style="dotted" style:leader-text="." style:position="5.993in"/>
        </style:tab-stops>
      </style:paragraph-properties>
    </style:style>
    <style:style style:name="T33" style:parent-style-name="Hipervínculo" style:family="text">
      <style:text-properties fo:language="es" fo:country="CR"/>
    </style:style>
    <style:style style:name="P34" style:parent-style-name="TDC2" style:family="paragraph">
      <style:paragraph-properties>
        <style:tab-stops>
          <style:tab-stop style:type="right" style:leader-style="dotted" style:leader-text="." style:position="0.3055in"/>
          <style:tab-stop style:type="right" style:leader-style="dotted" style:leader-text="." style:position="5.743in"/>
        </style:tab-stops>
      </style:paragraph-properties>
    </style:style>
    <style:style style:name="T35" style:parent-style-name="Hipervínculo" style:family="text">
      <style:text-properties fo:language="es" fo:country="CR"/>
    </style:style>
    <style:style style:name="P36" style:parent-style-name="TDC2" style:family="paragraph">
      <style:paragraph-properties>
        <style:tab-stops>
          <style:tab-stop style:type="right" style:leader-style="dotted" style:leader-text="." style:position="0.3055in"/>
          <style:tab-stop style:type="right" style:leader-style="dotted" style:leader-text="." style:position="5.743in"/>
        </style:tab-stops>
      </style:paragraph-properties>
    </style:style>
    <style:style style:name="T37" style:parent-style-name="Hipervínculo" style:family="text">
      <style:text-properties fo:language="es" fo:country="CR"/>
    </style:style>
    <style:style style:name="P38" style:parent-style-name="TDC2" style:family="paragraph">
      <style:paragraph-properties>
        <style:tab-stops>
          <style:tab-stop style:type="right" style:leader-style="dotted" style:leader-text="." style:position="0.3055in"/>
          <style:tab-stop style:type="right" style:leader-style="dotted" style:leader-text="." style:position="5.743in"/>
        </style:tab-stops>
      </style:paragraph-properties>
    </style:style>
    <style:style style:name="T39" style:parent-style-name="Hipervínculo" style:family="text">
      <style:text-properties fo:language="es" fo:country="CR"/>
    </style:style>
    <style:style style:name="P40" style:parent-style-name="TDC2" style:family="paragraph">
      <style:paragraph-properties>
        <style:tab-stops>
          <style:tab-stop style:type="right" style:leader-style="dotted" style:leader-text="." style:position="0.3055in"/>
          <style:tab-stop style:type="right" style:leader-style="dotted" style:leader-text="." style:position="5.743in"/>
        </style:tab-stops>
      </style:paragraph-properties>
    </style:style>
    <style:style style:name="T41" style:parent-style-name="Hipervínculo" style:family="text">
      <style:text-properties fo:language="es" fo:country="CR"/>
    </style:style>
    <style:style style:name="P42" style:parent-style-name="TDC2" style:family="paragraph">
      <style:paragraph-properties>
        <style:tab-stops>
          <style:tab-stop style:type="right" style:leader-style="dotted" style:leader-text="." style:position="0.3055in"/>
          <style:tab-stop style:type="right" style:leader-style="dotted" style:leader-text="." style:position="5.743in"/>
        </style:tab-stops>
      </style:paragraph-properties>
    </style:style>
    <style:style style:name="T43" style:parent-style-name="Hipervínculo" style:family="text">
      <style:text-properties fo:language="es" fo:country="CR"/>
    </style:style>
    <style:style style:name="P44" style:parent-style-name="TDC1" style:family="paragraph">
      <style:paragraph-properties>
        <style:tab-stops>
          <style:tab-stop style:type="right" style:leader-style="dotted" style:leader-text="." style:position="0.25in"/>
          <style:tab-stop style:type="right" style:leader-style="dotted" style:leader-text="." style:position="5.993in"/>
        </style:tab-stops>
      </style:paragraph-properties>
    </style:style>
    <style:style style:name="T45" style:parent-style-name="Hipervínculo" style:family="text">
      <style:text-properties fo:language="es" fo:country="CR"/>
    </style:style>
    <style:style style:name="P46" style:parent-style-name="TDC2" style:family="paragraph">
      <style:paragraph-properties>
        <style:tab-stops>
          <style:tab-stop style:type="right" style:leader-style="dotted" style:leader-text="." style:position="0.3055in"/>
          <style:tab-stop style:type="right" style:leader-style="dotted" style:leader-text="." style:position="5.743in"/>
        </style:tab-stops>
      </style:paragraph-properties>
    </style:style>
    <style:style style:name="T47" style:parent-style-name="Hipervínculo" style:family="text">
      <style:text-properties fo:language="es" fo:country="CR"/>
    </style:style>
    <style:style style:name="P48" style:parent-style-name="TDC2" style:family="paragraph">
      <style:paragraph-properties>
        <style:tab-stops>
          <style:tab-stop style:type="right" style:leader-style="dotted" style:leader-text="." style:position="0.3055in"/>
          <style:tab-stop style:type="right" style:leader-style="dotted" style:leader-text="." style:position="5.743in"/>
        </style:tab-stops>
      </style:paragraph-properties>
    </style:style>
    <style:style style:name="T49" style:parent-style-name="Hipervínculo" style:family="text">
      <style:text-properties fo:language="es" fo:country="CR"/>
    </style:style>
    <style:style style:name="P50" style:parent-style-name="TDC2" style:family="paragraph">
      <style:paragraph-properties>
        <style:tab-stops>
          <style:tab-stop style:type="right" style:leader-style="dotted" style:leader-text="." style:position="0.3055in"/>
          <style:tab-stop style:type="right" style:leader-style="dotted" style:leader-text="." style:position="5.743in"/>
        </style:tab-stops>
      </style:paragraph-properties>
    </style:style>
    <style:style style:name="T51" style:parent-style-name="Hipervínculo" style:family="text">
      <style:text-properties fo:language="es" fo:country="CR"/>
    </style:style>
    <style:style style:name="P52" style:parent-style-name="TDC1" style:family="paragraph">
      <style:paragraph-properties>
        <style:tab-stops>
          <style:tab-stop style:type="right" style:leader-style="dotted" style:leader-text="." style:position="0.25in"/>
          <style:tab-stop style:type="right" style:leader-style="dotted" style:leader-text="." style:position="5.993in"/>
        </style:tab-stops>
      </style:paragraph-properties>
    </style:style>
    <style:style style:name="T53" style:parent-style-name="Hipervínculo" style:family="text">
      <style:text-properties fo:language="es" fo:country="CR"/>
    </style:style>
    <style:style style:name="P54" style:parent-style-name="TDC2" style:family="paragraph">
      <style:paragraph-properties>
        <style:tab-stops>
          <style:tab-stop style:type="right" style:leader-style="dotted" style:leader-text="." style:position="0.3055in"/>
          <style:tab-stop style:type="right" style:leader-style="dotted" style:leader-text="." style:position="5.743in"/>
        </style:tab-stops>
      </style:paragraph-properties>
    </style:style>
    <style:style style:name="T55" style:parent-style-name="Hipervínculo" style:family="text">
      <style:text-properties fo:language="es" fo:country="CR"/>
    </style:style>
    <style:style style:name="P56" style:parent-style-name="TDC1" style:family="paragraph">
      <style:paragraph-properties>
        <style:tab-stops>
          <style:tab-stop style:type="right" style:leader-style="dotted" style:leader-text="." style:position="0.25in"/>
          <style:tab-stop style:type="right" style:leader-style="dotted" style:leader-text="." style:position="5.993in"/>
        </style:tab-stops>
      </style:paragraph-properties>
    </style:style>
    <style:style style:name="T57" style:parent-style-name="Hipervínculo" style:family="text">
      <style:text-properties fo:language="es" fo:country="CR"/>
    </style:style>
    <style:style style:name="P58" style:parent-style-name="TDC2" style:family="paragraph">
      <style:paragraph-properties>
        <style:tab-stops>
          <style:tab-stop style:type="right" style:leader-style="dotted" style:leader-text="." style:position="0.3055in"/>
          <style:tab-stop style:type="right" style:leader-style="dotted" style:leader-text="." style:position="5.743in"/>
        </style:tab-stops>
      </style:paragraph-properties>
    </style:style>
    <style:style style:name="P59" style:parent-style-name="TDC2" style:family="paragraph">
      <style:paragraph-properties>
        <style:tab-stops>
          <style:tab-stop style:type="right" style:leader-style="dotted" style:leader-text="." style:position="0.3055in"/>
          <style:tab-stop style:type="right" style:leader-style="dotted" style:leader-text="." style:position="5.743in"/>
        </style:tab-stops>
      </style:paragraph-properties>
    </style:style>
    <style:style style:name="T60" style:parent-style-name="Hipervínculo" style:family="text">
      <style:text-properties fo:language="es" fo:country="CR"/>
    </style:style>
    <style:style style:name="P61" style:parent-style-name="TDC2" style:family="paragraph">
      <style:paragraph-properties>
        <style:tab-stops>
          <style:tab-stop style:type="right" style:leader-style="dotted" style:leader-text="." style:position="0.3055in"/>
          <style:tab-stop style:type="right" style:leader-style="dotted" style:leader-text="." style:position="5.743in"/>
        </style:tab-stops>
      </style:paragraph-properties>
    </style:style>
    <style:style style:name="T62" style:parent-style-name="Hipervínculo" style:family="text">
      <style:text-properties fo:language="es" fo:country="CR"/>
    </style:style>
    <style:style style:name="P63" style:parent-style-name="TDC2" style:family="paragraph">
      <style:paragraph-properties>
        <style:tab-stops>
          <style:tab-stop style:type="right" style:leader-style="dotted" style:leader-text="." style:position="0.3055in"/>
          <style:tab-stop style:type="right" style:leader-style="dotted" style:leader-text="." style:position="5.743in"/>
        </style:tab-stops>
      </style:paragraph-properties>
    </style:style>
    <style:style style:name="T64" style:parent-style-name="Hipervínculo" style:family="text">
      <style:text-properties fo:language="es" fo:country="CR"/>
    </style:style>
    <style:style style:name="P65" style:parent-style-name="Normal" style:family="paragraph">
      <style:text-properties fo:font-weight="bold" style:font-weight-asian="bold" fo:font-size="14pt" style:font-size-asian="14pt"/>
    </style:style>
    <style:style style:name="P66" style:parent-style-name="Título1" style:family="paragraph">
      <style:text-properties fo:language="es" fo:country="CR"/>
    </style:style>
    <style:style style:name="P67" style:parent-style-name="Normal" style:family="paragraph">
      <style:text-properties fo:font-weight="bold" style:font-weight-asian="bold" fo:font-size="14pt" style:font-size-asian="14pt"/>
    </style:style>
    <style:style style:name="TableColumn69" style:family="table-column">
      <style:table-column-properties style:column-width="1.5in" style:use-optimal-column-width="false"/>
    </style:style>
    <style:style style:name="TableColumn70" style:family="table-column">
      <style:table-column-properties style:column-width="0.8125in" style:use-optimal-column-width="false"/>
    </style:style>
    <style:style style:name="TableColumn71" style:family="table-column">
      <style:table-column-properties style:column-width="3.4402in" style:use-optimal-column-width="false"/>
    </style:style>
    <style:style style:name="TableColumn72" style:family="table-column">
      <style:table-column-properties style:column-width="1.1in" style:use-optimal-column-width="false"/>
    </style:style>
    <style:style style:name="Table68" style:family="table">
      <style:table-properties style:width="6.8527in" fo:margin-left="0in" table:align="left"/>
    </style:style>
    <style:style style:name="TableRow73" style:family="table-row">
      <style:table-row-properties style:use-optimal-row-height="false"/>
    </style:style>
    <style:style style:name="TableCell74" style:family="table-cell">
      <style:table-cell-properties fo:border-top="0.0208in solid #000000" fo:border-left="0.0208in solid #000000" fo:border-bottom="0.0625in double #000000" style:border-line-width-bottom="0.0208in 0.0208in 0.0208in" fo:border-right="0.0104in solid #000000" style:writing-mode="lr-tb" fo:padding-top="0in" fo:padding-left="0.075in" fo:padding-bottom="0in" fo:padding-right="0.075in"/>
    </style:style>
    <style:style style:name="P75" style:parent-style-name="Normal" style:family="paragraph">
      <style:paragraph-properties fo:margin-top="0.0277in" fo:margin-bottom="0.0277in"/>
      <style:text-properties fo:font-weight="bold" style:font-weight-asian="bold"/>
    </style:style>
    <style:style style:name="TableCell76" style:family="table-cell">
      <style:table-cell-properties fo:border-top="0.0208in solid #000000" fo:border-left="0.0104in solid #000000" fo:border-bottom="0.0625in double #000000" style:border-line-width-bottom="0.0208in 0.0208in 0.0208in" fo:border-right="0.0104in solid #000000" style:writing-mode="lr-tb" fo:padding-top="0in" fo:padding-left="0.075in" fo:padding-bottom="0in" fo:padding-right="0.075in"/>
    </style:style>
    <style:style style:name="P77" style:parent-style-name="Normal" style:family="paragraph">
      <style:paragraph-properties fo:margin-top="0.0277in" fo:margin-bottom="0.0277in"/>
      <style:text-properties fo:font-weight="bold" style:font-weight-asian="bold"/>
    </style:style>
    <style:style style:name="TableCell78" style:family="table-cell">
      <style:table-cell-properties fo:border-top="0.0208in solid #000000" fo:border-left="0.0104in solid #000000" fo:border-bottom="0.0625in double #000000" style:border-line-width-bottom="0.0208in 0.0208in 0.0208in" fo:border-right="0.0104in solid #000000" style:writing-mode="lr-tb" fo:padding-top="0in" fo:padding-left="0.075in" fo:padding-bottom="0in" fo:padding-right="0.075in"/>
    </style:style>
    <style:style style:name="P79" style:parent-style-name="Normal" style:family="paragraph">
      <style:paragraph-properties fo:margin-top="0.0277in" fo:margin-bottom="0.0277in"/>
      <style:text-properties fo:font-weight="bold" style:font-weight-asian="bold"/>
    </style:style>
    <style:style style:name="TableCell80" style:family="table-cell">
      <style:table-cell-properties fo:border-top="0.0208in solid #000000" fo:border-left="0.0104in solid #000000" fo:border-bottom="0.0625in double #000000" style:border-line-width-bottom="0.0208in 0.0208in 0.0208in" fo:border-right="0.0208in solid #000000" style:writing-mode="lr-tb" fo:padding-top="0in" fo:padding-left="0.075in" fo:padding-bottom="0in" fo:padding-right="0.075in"/>
    </style:style>
    <style:style style:name="P81" style:parent-style-name="Normal" style:family="paragraph">
      <style:paragraph-properties fo:margin-top="0.0277in" fo:margin-bottom="0.0277in"/>
      <style:text-properties fo:font-weight="bold" style:font-weight-asian="bold"/>
    </style:style>
    <style:style style:name="TableRow82" style:family="table-row">
      <style:table-row-properties style:use-optimal-row-height="false"/>
    </style:style>
    <style:style style:name="TableCell83" style:family="table-cell">
      <style:table-cell-properties fo:border-top="none" fo:border-left="0.0208in solid #000000" fo:border-bottom="0.0104in solid #000000" fo:border-right="0.0104in solid #000000" style:writing-mode="lr-tb" fo:padding-top="0in" fo:padding-left="0.075in" fo:padding-bottom="0in" fo:padding-right="0.075in"/>
    </style:style>
    <style:style style:name="P84" style:parent-style-name="Normal" style:family="paragraph">
      <style:paragraph-properties fo:margin-top="0.0277in" fo:margin-bottom="0.0277in"/>
    </style:style>
    <style:style style:name="TableCell85"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86" style:parent-style-name="Normal" style:family="paragraph">
      <style:paragraph-properties fo:margin-top="0.0277in" fo:margin-bottom="0.0277in"/>
    </style:style>
    <style:style style:name="TableCell87"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88" style:parent-style-name="Normal" style:family="paragraph">
      <style:paragraph-properties fo:margin-top="0.0277in" fo:margin-bottom="0.0277in"/>
    </style:style>
    <style:style style:name="TableCell89" style:family="table-cell">
      <style:table-cell-properties fo:border-top="none" fo:border-left="0.0104in solid #000000" fo:border-bottom="0.0104in solid #000000" fo:border-right="0.0208in solid #000000" style:writing-mode="lr-tb" fo:padding-top="0in" fo:padding-left="0.075in" fo:padding-bottom="0in" fo:padding-right="0.075in"/>
    </style:style>
    <style:style style:name="P90" style:parent-style-name="Normal" style:family="paragraph">
      <style:paragraph-properties fo:margin-top="0.0277in" fo:margin-bottom="0.0277in"/>
    </style:style>
    <style:style style:name="TableRow91" style:family="table-row">
      <style:table-row-properties style:use-optimal-row-height="false"/>
    </style:style>
    <style:style style:name="TableCell92" style:family="table-cell">
      <style:table-cell-properties fo:border-top="0.0104in solid #000000" fo:border-left="0.0208in solid #000000" fo:border-bottom="0.0208in solid #000000" fo:border-right="0.0104in solid #000000" style:writing-mode="lr-tb" fo:padding-top="0in" fo:padding-left="0.075in" fo:padding-bottom="0in" fo:padding-right="0.075in"/>
    </style:style>
    <style:style style:name="P93" style:parent-style-name="Normal" style:family="paragraph">
      <style:paragraph-properties fo:margin-top="0.0277in" fo:margin-bottom="0.0277in"/>
    </style:style>
    <style:style style:name="TableCell94" style:family="table-cell">
      <style:table-cell-properties fo:border-top="0.0104in solid #000000" fo:border-left="0.0104in solid #000000" fo:border-bottom="0.0208in solid #000000" fo:border-right="0.0104in solid #000000" style:writing-mode="lr-tb" fo:padding-top="0in" fo:padding-left="0.075in" fo:padding-bottom="0in" fo:padding-right="0.075in"/>
    </style:style>
    <style:style style:name="P95" style:parent-style-name="Normal" style:family="paragraph">
      <style:paragraph-properties fo:margin-top="0.0277in" fo:margin-bottom="0.0277in"/>
    </style:style>
    <style:style style:name="TableCell96" style:family="table-cell">
      <style:table-cell-properties fo:border-top="0.0104in solid #000000" fo:border-left="0.0104in solid #000000" fo:border-bottom="0.0208in solid #000000" fo:border-right="0.0104in solid #000000" style:writing-mode="lr-tb" fo:padding-top="0in" fo:padding-left="0.075in" fo:padding-bottom="0in" fo:padding-right="0.075in"/>
    </style:style>
    <style:style style:name="P97" style:parent-style-name="Normal" style:family="paragraph">
      <style:paragraph-properties fo:margin-top="0.0277in" fo:margin-bottom="0.0277in"/>
    </style:style>
    <style:style style:name="TableCell98"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P99" style:parent-style-name="Normal" style:family="paragraph">
      <style:paragraph-properties fo:margin-top="0.0277in" fo:margin-bottom="0.0277in"/>
    </style:style>
    <style:style style:name="P100" style:parent-style-name="Título1" style:master-page-name="MP2" style:family="paragraph">
      <style:paragraph-properties fo:break-before="page" style:page-number="1"/>
      <style:text-properties fo:language="es" fo:country="CR"/>
    </style:style>
    <style:style style:name="P106" style:parent-style-name="Normal" style:family="paragraph">
      <style:text-properties fo:language="es" fo:country="CR"/>
    </style:style>
    <style:style style:name="P107" style:parent-style-name="Textoindependiente" style:family="paragraph">
      <style:paragraph-properties fo:text-align="justify" fo:line-height="115%"/>
      <style:text-properties fo:language="es" fo:country="CR"/>
    </style:style>
    <style:style style:name="P108" style:parent-style-name="Textoindependiente" style:family="paragraph">
      <style:paragraph-properties fo:text-align="justify" fo:line-height="115%"/>
      <style:text-properties fo:language="es" fo:country="CR"/>
    </style:style>
    <style:style style:name="P109" style:parent-style-name="Textoindependiente" style:family="paragraph">
      <style:paragraph-properties fo:text-align="justify" fo:line-height="115%"/>
      <style:text-properties fo:language="es" fo:country="CR"/>
    </style:style>
    <style:style style:name="P110" style:parent-style-name="Textoindependiente" style:family="paragraph">
      <style:paragraph-properties fo:text-align="justify" fo:line-height="115%"/>
      <style:text-properties fo:language="es" fo:country="CR"/>
    </style:style>
    <style:style style:name="P111" style:parent-style-name="Textoindependiente" style:family="paragraph">
      <style:paragraph-properties fo:text-align="justify" fo:line-height="115%"/>
      <style:text-properties fo:language="es" fo:country="CR"/>
    </style:style>
    <style:style style:name="P112" style:parent-style-name="Textoindependiente" style:family="paragraph">
      <style:paragraph-properties fo:text-align="justify" fo:line-height="115%"/>
      <style:text-properties fo:language="es" fo:country="CR"/>
    </style:style>
    <style:style style:name="P113" style:parent-style-name="Título2" style:family="paragraph">
      <style:text-properties fo:language="es" fo:country="CR"/>
    </style:style>
    <style:style style:name="P114" style:parent-style-name="Normal" style:family="paragraph">
      <style:text-properties fo:language="es" fo:country="CR"/>
    </style:style>
    <style:style style:name="P115" style:parent-style-name="Textoindependiente" style:family="paragraph">
      <style:paragraph-properties fo:text-align="justify" fo:line-height="115%"/>
      <style:text-properties fo:language="es" fo:country="CR"/>
    </style:style>
    <style:style style:name="P116" style:parent-style-name="Textoindependiente" style:family="paragraph">
      <style:paragraph-properties fo:text-align="justify" fo:line-height="115%"/>
      <style:text-properties fo:language="es" fo:country="CR"/>
    </style:style>
    <style:style style:name="P117" style:parent-style-name="Título2" style:family="paragraph">
      <style:text-properties fo:language="es" fo:country="CR"/>
    </style:style>
    <style:style style:name="P118" style:parent-style-name="Normal" style:family="paragraph">
      <style:text-properties fo:language="es" fo:country="CR"/>
    </style:style>
    <style:style style:name="P119" style:parent-style-name="Normal" style:family="paragraph">
      <style:paragraph-properties fo:text-align="justify" fo:line-height="115%"/>
      <style:text-properties style:font-name="Arial" style:font-name-complex="Arial" fo:font-size="11pt" style:font-size-asian="11pt" fo:language="es" fo:country="CR"/>
    </style:style>
    <style:style style:name="P120" style:parent-style-name="Normal" style:family="paragraph">
      <style:paragraph-properties fo:text-align="justify" fo:line-height="115%"/>
      <style:text-properties style:font-name="Arial" style:font-name-complex="Arial" fo:font-size="11pt" style:font-size-asian="11pt" fo:language="es" fo:country="CR"/>
    </style:style>
    <style:style style:name="P121" style:parent-style-name="Título2" style:family="paragraph">
      <style:text-properties fo:language="es" fo:country="CR"/>
    </style:style>
    <style:style style:name="P122" style:parent-style-name="Normal" style:family="paragraph">
      <style:text-properties fo:language="es" fo:country="CR"/>
    </style:style>
    <style:style style:name="P123" style:parent-style-name="Normal" style:family="paragraph">
      <style:paragraph-properties fo:line-height="115%"/>
      <style:text-properties style:font-name="Arial" style:font-name-complex="Arial" fo:font-size="11pt" style:font-size-asian="11pt" style:font-size-complex="11pt" fo:language="es" fo:country="CR"/>
    </style:style>
    <style:style style:name="P124" style:parent-style-name="Normal" style:family="paragraph">
      <style:paragraph-properties fo:line-height="115%"/>
      <style:text-properties style:font-name="Arial" style:font-name-complex="Arial" fo:font-size="11pt" style:font-size-asian="11pt" style:font-size-complex="11pt" fo:language="es" fo:country="CR"/>
    </style:style>
    <style:style style:name="P125" style:parent-style-name="Párrafodelista" style:list-style-name="LFO9_1" style:family="paragraph">
      <style:text-properties style:font-name="Arial" style:font-name-complex="Arial" fo:font-size="11pt" style:font-size-asian="11pt" style:font-size-complex="11pt" fo:language="es" fo:country="CR"/>
    </style:style>
    <style:style style:name="P126" style:parent-style-name="Párrafodelista" style:list-style-name="LFO9_1" style:family="paragraph">
      <style:text-properties style:font-name="Arial" style:font-name-complex="Arial" fo:font-size="11pt" style:font-size-asian="11pt" style:font-size-complex="11pt" fo:language="es" fo:country="CR"/>
    </style:style>
    <style:style style:name="P127" style:parent-style-name="Párrafodelista" style:list-style-name="LFO9_1" style:family="paragraph">
      <style:text-properties style:font-name="Arial" style:font-name-complex="Arial" fo:font-size="11pt" style:font-size-asian="11pt" style:font-size-complex="11pt" fo:language="es" fo:country="CR"/>
    </style:style>
    <style:style style:name="P128" style:parent-style-name="Párrafodelista" style:list-style-name="LFO9_1" style:family="paragraph">
      <style:text-properties style:font-name="Arial" style:font-name-complex="Arial" fo:font-size="11pt" style:font-size-asian="11pt" style:font-size-complex="11pt" fo:language="es" fo:country="CR"/>
    </style:style>
    <style:style style:name="P129" style:parent-style-name="Párrafodelista" style:family="paragraph">
      <style:text-properties style:font-name="Arial" style:font-name-complex="Arial" fo:font-size="11pt" style:font-size-asian="11pt" style:font-size-complex="11pt" fo:language="es" fo:country="CR"/>
    </style:style>
    <style:style style:name="P130" style:parent-style-name="Título2" style:family="paragraph">
      <style:text-properties fo:language="es" fo:country="CR"/>
    </style:style>
    <style:style style:name="P131" style:parent-style-name="Normal" style:family="paragraph">
      <style:text-properties fo:language="es" fo:country="CR"/>
    </style:style>
    <style:style style:name="P132" style:parent-style-name="Textoindependiente" style:family="paragraph">
      <style:paragraph-properties fo:text-align="justify" fo:line-height="115%"/>
      <style:text-properties fo:language="es" fo:country="CR"/>
    </style:style>
    <style:style style:name="P133" style:parent-style-name="Textoindependiente" style:family="paragraph">
      <style:paragraph-properties fo:text-align="justify" fo:line-height="115%"/>
      <style:text-properties fo:language="es" fo:country="CR"/>
    </style:style>
    <style:style style:name="P134" style:parent-style-name="Textoindependiente" style:family="paragraph">
      <style:paragraph-properties fo:text-align="justify" fo:line-height="115%"/>
      <style:text-properties fo:language="es" fo:country="CR"/>
    </style:style>
    <style:style style:name="P135" style:parent-style-name="Textoindependiente" style:family="paragraph">
      <style:paragraph-properties fo:text-align="justify" fo:line-height="115%"/>
      <style:text-properties fo:language="es" fo:country="CR"/>
    </style:style>
    <style:style style:name="P136" style:parent-style-name="Textoindependiente" style:list-style-name="LFO10" style:family="paragraph">
      <style:paragraph-properties fo:text-align="justify"/>
      <style:text-properties fo:language="es" fo:country="CR"/>
    </style:style>
    <style:style style:name="P137" style:parent-style-name="Textoindependiente" style:list-style-name="LFO10" style:family="paragraph">
      <style:paragraph-properties fo:text-align="justify"/>
      <style:text-properties fo:language="es" fo:country="CR"/>
    </style:style>
    <style:style style:name="P138" style:parent-style-name="Textoindependiente" style:list-style-name="LFO10" style:family="paragraph">
      <style:paragraph-properties fo:text-align="justify"/>
      <style:text-properties fo:language="es" fo:country="CR"/>
    </style:style>
    <style:style style:name="P139" style:parent-style-name="Título2" style:family="paragraph">
      <style:text-properties fo:language="es" fo:country="CR"/>
    </style:style>
    <style:style style:name="P140" style:parent-style-name="Normal" style:family="paragraph">
      <style:text-properties fo:language="es" fo:country="CR"/>
    </style:style>
    <style:style style:name="P141" style:parent-style-name="Textoindependiente" style:family="paragraph">
      <style:paragraph-properties fo:text-align="justify" fo:line-height="115%"/>
      <style:text-properties fo:language="es" fo:country="CR"/>
    </style:style>
    <style:style style:name="P142" style:parent-style-name="Textoindependiente" style:family="paragraph">
      <style:paragraph-properties fo:text-align="justify" fo:line-height="115%"/>
      <style:text-properties fo:language="es" fo:country="CR"/>
    </style:style>
    <style:style style:name="P143" style:parent-style-name="Título1" style:family="paragraph">
      <style:text-properties fo:language="es" fo:country="CR"/>
    </style:style>
    <style:style style:name="P144" style:parent-style-name="Normal" style:family="paragraph">
      <style:text-properties fo:language="es" fo:country="CR"/>
    </style:style>
    <style:style style:name="P145" style:parent-style-name="Normal" style:family="paragraph">
      <style:paragraph-properties fo:text-align="justify" fo:line-height="115%"/>
      <style:text-properties style:font-name="Arial" style:font-name-complex="Arial" fo:font-size="11pt" style:font-size-asian="11pt" fo:language="es" fo:country="CR"/>
    </style:style>
    <style:style style:name="P146" style:parent-style-name="Normal" style:family="paragraph">
      <style:paragraph-properties fo:text-align="justify" fo:line-height="115%"/>
    </style:style>
    <style:style style:name="T147" style:parent-style-name="Fuentedepárrafopredeter." style:family="text">
      <style:text-properties style:font-name="Arial" style:font-name-complex="Arial" fo:font-size="11pt" style:font-size-asian="11pt" fo:language="es" fo:country="CR"/>
    </style:style>
    <style:style style:name="T148" style:parent-style-name="Fuentedepárrafopredeter." style:family="text">
      <style:text-properties style:font-name="Arial" style:font-name-complex="Arial" fo:font-size="11pt" style:font-size-asian="11pt" fo:language="es" fo:country="CR"/>
    </style:style>
    <style:style style:name="T149" style:parent-style-name="Fuentedepárrafopredeter." style:family="text">
      <style:text-properties style:font-name="Arial" style:font-name-complex="Arial" fo:font-size="11pt" style:font-size-asian="11pt"/>
    </style:style>
    <style:style style:name="P150" style:parent-style-name="Normal" style:family="paragraph">
      <style:paragraph-properties fo:text-align="justify" fo:line-height="115%"/>
    </style:style>
    <style:style style:name="P151" style:parent-style-name="Título2" style:family="paragraph">
      <style:text-properties fo:language="es" fo:country="CR"/>
    </style:style>
    <style:style style:name="P152" style:parent-style-name="Normal" style:family="paragraph">
      <style:text-properties fo:language="es" fo:country="CR"/>
    </style:style>
    <style:style style:name="P153" style:parent-style-name="Textoindependiente" style:family="paragraph">
      <style:paragraph-properties fo:text-align="justify" fo:line-height="115%"/>
      <style:text-properties fo:font-style="normal" style:font-style-asian="normal" fo:language="es" fo:country="CR"/>
    </style:style>
    <style:style style:name="P154" style:parent-style-name="Textoindependiente" style:family="paragraph">
      <style:paragraph-properties fo:text-align="justify" fo:line-height="115%"/>
      <style:text-properties fo:font-style="normal" style:font-style-asian="normal" fo:language="es" fo:country="CR"/>
    </style:style>
    <style:style style:name="P155" style:parent-style-name="Título2" style:family="paragraph">
      <style:text-properties fo:language="es" fo:country="CR"/>
    </style:style>
    <style:style style:name="P156" style:parent-style-name="Normal" style:family="paragraph">
      <style:text-properties fo:language="es" fo:country="CR"/>
    </style:style>
    <style:style style:name="P157" style:parent-style-name="Textoindependiente" style:family="paragraph">
      <style:paragraph-properties fo:text-align="justify" fo:line-height="115%"/>
      <style:text-properties fo:language="es" fo:country="CR"/>
    </style:style>
    <style:style style:name="P158" style:parent-style-name="Textoindependiente" style:family="paragraph">
      <style:paragraph-properties fo:text-align="justify" fo:line-height="115%"/>
      <style:text-properties fo:language="es" fo:country="CR"/>
    </style:style>
    <style:style style:name="P159" style:parent-style-name="Textoindependiente" style:family="paragraph">
      <style:paragraph-properties fo:text-align="justify" fo:line-height="115%"/>
      <style:text-properties fo:language="es" fo:country="CR"/>
    </style:style>
    <style:style style:name="P160" style:parent-style-name="Textoindependiente" style:family="paragraph">
      <style:paragraph-properties fo:text-align="justify" fo:line-height="115%"/>
      <style:text-properties fo:language="es" fo:country="CR"/>
    </style:style>
    <style:style style:name="P161" style:parent-style-name="Textoindependiente" style:family="paragraph">
      <style:paragraph-properties fo:text-align="justify" fo:line-height="115%"/>
      <style:text-properties fo:language="es" fo:country="CR"/>
    </style:style>
    <style:style style:name="P162" style:parent-style-name="Título2" style:family="paragraph">
      <style:text-properties fo:language="es" fo:country="CR"/>
    </style:style>
    <style:style style:name="P163" style:parent-style-name="Normal" style:family="paragraph">
      <style:text-properties fo:language="es" fo:country="CR"/>
    </style:style>
    <style:style style:name="P164" style:parent-style-name="Textoindependiente" style:family="paragraph">
      <style:paragraph-properties fo:text-align="justify" fo:line-height="115%"/>
      <style:text-properties fo:language="es" fo:country="CR"/>
    </style:style>
    <style:style style:name="P165" style:parent-style-name="Textoindependiente" style:family="paragraph">
      <style:paragraph-properties fo:text-align="justify" fo:line-height="115%"/>
      <style:text-properties fo:language="es" fo:country="CR"/>
    </style:style>
    <style:style style:name="P166" style:parent-style-name="Título1" style:family="paragraph">
      <style:text-properties fo:language="es" fo:country="CR"/>
    </style:style>
    <style:style style:name="P167" style:parent-style-name="Normal" style:family="paragraph">
      <style:text-properties fo:language="es" fo:country="CR"/>
    </style:style>
    <style:style style:name="P168" style:parent-style-name="Textoindependiente" style:family="paragraph">
      <style:paragraph-properties fo:text-align="justify" fo:line-height="115%"/>
      <style:text-properties fo:language="es" fo:country="CR"/>
    </style:style>
    <style:style style:name="P169" style:parent-style-name="Textoindependiente" style:family="paragraph">
      <style:paragraph-properties fo:text-align="justify" fo:line-height="115%"/>
      <style:text-properties fo:language="es" fo:country="CR"/>
    </style:style>
    <style:style style:name="P170" style:parent-style-name="Textoindependiente" style:family="paragraph">
      <style:paragraph-properties fo:text-align="justify" fo:line-height="115%"/>
      <style:text-properties fo:language="es" fo:country="CR"/>
    </style:style>
    <style:style style:name="P171" style:parent-style-name="Título2" style:family="paragraph">
      <style:text-properties fo:language="es" fo:country="CR"/>
    </style:style>
    <style:style style:name="P172" style:parent-style-name="Normal" style:family="paragraph">
      <style:text-properties fo:language="es" fo:country="CR"/>
    </style:style>
    <style:style style:name="P173" style:parent-style-name="Textoindependiente" style:family="paragraph">
      <style:paragraph-properties fo:text-align="justify" fo:line-height="115%"/>
      <style:text-properties fo:language="es" fo:country="CR"/>
    </style:style>
    <style:style style:name="P174" style:parent-style-name="Textoindependiente" style:family="paragraph">
      <style:paragraph-properties fo:text-align="justify" fo:line-height="115%"/>
      <style:text-properties fo:language="es" fo:country="CR"/>
    </style:style>
    <style:style style:name="P175" style:parent-style-name="Título1" style:family="paragraph">
      <style:text-properties fo:language="es" fo:country="CR"/>
    </style:style>
    <style:style style:name="P176" style:parent-style-name="Normal" style:family="paragraph">
      <style:text-properties fo:language="es" fo:country="CR"/>
    </style:style>
    <style:style style:name="P177" style:parent-style-name="Textoindependiente" style:family="paragraph">
      <style:paragraph-properties fo:text-align="justify" fo:line-height="115%"/>
      <style:text-properties fo:language="es" fo:country="CR"/>
    </style:style>
    <style:style style:name="P178" style:parent-style-name="Textoindependiente" style:family="paragraph">
      <style:paragraph-properties fo:text-align="justify" fo:line-height="115%"/>
      <style:text-properties fo:language="es" fo:country="CR"/>
    </style:style>
    <style:style style:name="P179" style:parent-style-name="Textoindependiente" style:family="paragraph">
      <style:paragraph-properties fo:text-align="justify" fo:line-height="115%"/>
      <style:text-properties fo:language="es" fo:country="CR"/>
    </style:style>
    <style:style style:name="TableColumn181" style:family="table-column">
      <style:table-column-properties style:column-width="1.0229in" style:use-optimal-column-width="false"/>
    </style:style>
    <style:style style:name="TableColumn182" style:family="table-column">
      <style:table-column-properties style:column-width="1.0604in" style:use-optimal-column-width="false"/>
    </style:style>
    <style:style style:name="TableColumn183" style:family="table-column">
      <style:table-column-properties style:column-width="1.4916in" style:use-optimal-column-width="false"/>
    </style:style>
    <style:style style:name="TableColumn184" style:family="table-column">
      <style:table-column-properties style:column-width="1.7479in" style:use-optimal-column-width="false"/>
    </style:style>
    <style:style style:name="TableColumn185" style:family="table-column">
      <style:table-column-properties style:column-width="1.575in" style:use-optimal-column-width="false"/>
    </style:style>
    <style:style style:name="Table180" style:family="table">
      <style:table-properties style:width="6.8979in" fo:margin-left="-0.0173in" table:align="left"/>
    </style:style>
    <style:style style:name="TableRow186" style:family="table-row">
      <style:table-row-properties style:use-optimal-row-height="false"/>
    </style:style>
    <style:style style:name="TableCell187" style:family="table-cell">
      <style:table-cell-properties fo:border-top="0.0208in solid #000000" fo:border-left="0.0208in solid #000000" fo:border-bottom="0.0625in double #000000" style:border-line-width-bottom="0.0208in 0.0208in 0.0208in" fo:border-right="0.0138in solid #000000" style:writing-mode="lr-tb" fo:padding-top="0.0194in" fo:padding-left="0.0194in" fo:padding-bottom="0.0194in" fo:padding-right="0.0194in"/>
    </style:style>
    <style:style style:name="P188" style:parent-style-name="TableContents" style:family="paragraph">
      <style:paragraph-properties fo:keep-with-next="always" fo:text-align="justify" fo:margin-bottom="0.1965in" fo:line-height="150%"/>
      <style:text-properties style:font-name="Arial" style:font-name-complex="Arial" fo:font-weight="bold" style:font-weight-asian="bold" fo:font-size="11pt" style:font-size-asian="11pt"/>
    </style:style>
    <style:style style:name="TableCell189" style:family="table-cell">
      <style:table-cell-properties fo:border-top="0.0208in solid #000000" fo:border-left="none" fo:border-bottom="0.0625in double #000000" style:border-line-width-bottom="0.0208in 0.0208in 0.0208in" fo:border-right="0.0138in solid #000000" style:writing-mode="lr-tb" fo:padding-top="0.0194in" fo:padding-left="0in" fo:padding-bottom="0.0194in" fo:padding-right="0.0194in"/>
    </style:style>
    <style:style style:name="P190" style:parent-style-name="TableContents" style:family="paragraph">
      <style:paragraph-properties fo:keep-with-next="always" fo:text-align="justify" fo:margin-bottom="0.1965in" fo:line-height="150%"/>
      <style:text-properties style:font-name="Arial" style:font-name-complex="Arial" fo:font-weight="bold" style:font-weight-asian="bold" fo:font-size="11pt" style:font-size-asian="11pt"/>
    </style:style>
    <style:style style:name="TableCell191" style:family="table-cell">
      <style:table-cell-properties fo:border-top="0.0208in solid #000000" fo:border-left="none" fo:border-bottom="0.0625in double #000000" style:border-line-width-bottom="0.0208in 0.0208in 0.0208in" fo:border-right="0.0138in solid #000000" style:writing-mode="lr-tb" fo:padding-top="0.0194in" fo:padding-left="0in" fo:padding-bottom="0.0194in" fo:padding-right="0.0194in"/>
    </style:style>
    <style:style style:name="P192" style:parent-style-name="TableContents" style:family="paragraph">
      <style:paragraph-properties fo:keep-with-next="always" fo:text-align="justify" fo:margin-bottom="0.1965in" fo:line-height="150%"/>
      <style:text-properties style:font-name="Arial" style:font-name-complex="Arial" fo:font-weight="bold" style:font-weight-asian="bold" fo:font-size="11pt" style:font-size-asian="11pt"/>
    </style:style>
    <style:style style:name="TableCell193" style:family="table-cell">
      <style:table-cell-properties fo:border-top="0.0208in solid #000000" fo:border-left="none" fo:border-bottom="0.0625in double #000000" style:border-line-width-bottom="0.0208in 0.0208in 0.0208in" fo:border-right="0.0138in solid #000000" style:writing-mode="lr-tb" fo:padding-top="0.0194in" fo:padding-left="0in" fo:padding-bottom="0.0194in" fo:padding-right="0.0194in"/>
    </style:style>
    <style:style style:name="P194" style:parent-style-name="TableContents" style:family="paragraph">
      <style:paragraph-properties fo:keep-with-next="always" fo:text-align="justify" fo:margin-bottom="0.1965in" fo:line-height="150%"/>
      <style:text-properties style:font-name="Arial" style:font-name-complex="Arial" fo:font-weight="bold" style:font-weight-asian="bold" fo:font-size="11pt" style:font-size-asian="11pt"/>
    </style:style>
    <style:style style:name="TableCell195" style:family="table-cell">
      <style:table-cell-properties fo:border-top="0.0208in solid #000000" fo:border-left="none" fo:border-bottom="0.0625in double #000000" style:border-line-width-bottom="0.0208in 0.0208in 0.0208in" fo:border-right="0.0208in solid #000000" style:writing-mode="lr-tb" fo:padding-top="0.0194in" fo:padding-left="0in" fo:padding-bottom="0.0194in" fo:padding-right="0.0194in"/>
    </style:style>
    <style:style style:name="P196" style:parent-style-name="TableContents" style:family="paragraph">
      <style:paragraph-properties fo:keep-with-next="always" fo:text-align="justify" fo:margin-bottom="0.1965in" fo:line-height="150%"/>
      <style:text-properties style:font-name="Arial" style:font-name-complex="Arial" fo:font-weight="bold" style:font-weight-asian="bold" fo:font-size="11pt" style:font-size-asian="11pt"/>
    </style:style>
    <style:style style:name="TableRow197" style:family="table-row">
      <style:table-row-properties style:use-optimal-row-height="false"/>
    </style:style>
    <style:style style:name="TableCell198" style:family="table-cell">
      <style:table-cell-properties fo:border-top="none" fo:border-left="0.0208in solid #000000" fo:border-bottom="0.0138in solid #000000" fo:border-right="0.0138in solid #000000" style:writing-mode="lr-tb" fo:padding-top="0in" fo:padding-left="0.0194in" fo:padding-bottom="0.0194in" fo:padding-right="0.0194in"/>
    </style:style>
    <style:style style:name="P199" style:parent-style-name="TableContents" style:family="paragraph">
      <style:paragraph-properties fo:text-align="justify" fo:margin-bottom="0.1965in" fo:line-height="150%"/>
      <style:text-properties style:font-name="Arial" style:font-name-complex="Arial" fo:font-size="11pt" style:font-size-asian="11pt"/>
    </style:style>
    <style:style style:name="TableCell200"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201" style:parent-style-name="TableContents" style:family="paragraph">
      <style:paragraph-properties fo:text-align="justify" fo:margin-bottom="0.1965in" fo:line-height="150%"/>
      <style:text-properties style:font-name="Arial" style:font-name-complex="Arial" fo:font-size="11pt" style:font-size-asian="11pt"/>
    </style:style>
    <style:style style:name="TableCell202"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203" style:parent-style-name="TableContents" style:family="paragraph">
      <style:paragraph-properties fo:margin-bottom="0.1965in" fo:line-height="150%"/>
      <style:text-properties style:font-name="Arial" style:font-name-complex="Arial" fo:font-size="11pt" style:font-size-asian="11pt"/>
    </style:style>
    <style:style style:name="TableCell204"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205" style:parent-style-name="TableContents" style:family="paragraph">
      <style:paragraph-properties fo:text-align="justify" fo:margin-bottom="0.1965in" fo:line-height="150%"/>
      <style:text-properties style:font-name="Arial" style:font-name-complex="Arial" fo:font-size="11pt" style:font-size-asian="11pt"/>
    </style:style>
    <style:style style:name="TableCell206" style:family="table-cell">
      <style:table-cell-properties fo:border-top="none" fo:border-left="none" fo:border-bottom="0.0138in solid #000000" fo:border-right="0.0208in solid #000000" style:writing-mode="lr-tb" fo:padding-top="0in" fo:padding-left="0in" fo:padding-bottom="0.0194in" fo:padding-right="0.0194in"/>
    </style:style>
    <style:style style:name="P207" style:parent-style-name="TableContents" style:family="paragraph">
      <style:paragraph-properties fo:text-align="justify" fo:margin-bottom="0.1965in" fo:line-height="150%"/>
    </style:style>
    <style:style style:name="T208" style:parent-style-name="Fuentedepárrafopredeter." style:family="text">
      <style:text-properties style:font-name="Arial" style:font-name-complex="Arial" fo:font-size="11pt" style:font-size-asian="11pt" fo:background-color="#FFFFFF"/>
    </style:style>
    <style:style style:name="TableRow209" style:family="table-row">
      <style:table-row-properties style:use-optimal-row-height="false"/>
    </style:style>
    <style:style style:name="TableCell210" style:family="table-cell">
      <style:table-cell-properties fo:border-top="none" fo:border-left="0.0208in solid #000000" fo:border-bottom="0.0138in solid #000000" fo:border-right="0.0138in solid #000000" style:writing-mode="lr-tb" fo:padding-top="0in" fo:padding-left="0.0194in" fo:padding-bottom="0.0194in" fo:padding-right="0.0194in"/>
    </style:style>
    <style:style style:name="P211" style:parent-style-name="TableContents" style:family="paragraph">
      <style:paragraph-properties fo:text-align="justify" fo:margin-bottom="0.1965in" fo:line-height="150%"/>
      <style:text-properties style:font-name="Arial" style:font-name-complex="Arial" fo:font-size="11pt" style:font-size-asian="11pt"/>
    </style:style>
    <style:style style:name="TableCell212"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213" style:parent-style-name="TableContents" style:family="paragraph">
      <style:paragraph-properties fo:text-align="justify" fo:margin-bottom="0.1965in" fo:line-height="150%"/>
      <style:text-properties style:font-name="Arial" style:font-name-complex="Arial" fo:font-size="11pt" style:font-size-asian="11pt"/>
    </style:style>
    <style:style style:name="TableCell214"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215" style:parent-style-name="TableContents" style:family="paragraph">
      <style:paragraph-properties fo:text-align="justify" fo:margin-bottom="0.1965in" fo:line-height="150%"/>
      <style:text-properties style:font-name="Arial" style:font-name-complex="Arial" fo:font-size="11pt" style:font-size-asian="11pt"/>
    </style:style>
    <style:style style:name="TableCell216"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217" style:parent-style-name="TableContents" style:family="paragraph">
      <style:paragraph-properties fo:text-align="justify" fo:margin-bottom="0.1965in" fo:line-height="150%"/>
      <style:text-properties style:font-name="Arial" style:font-name-complex="Arial" fo:font-size="11pt" style:font-size-asian="11pt"/>
    </style:style>
    <style:style style:name="TableCell218" style:family="table-cell">
      <style:table-cell-properties fo:border-top="none" fo:border-left="none" fo:border-bottom="0.0138in solid #000000" fo:border-right="0.0208in solid #000000" style:writing-mode="lr-tb" fo:padding-top="0in" fo:padding-left="0in" fo:padding-bottom="0.0194in" fo:padding-right="0.0194in"/>
    </style:style>
    <style:style style:name="P219" style:parent-style-name="TableContents" style:family="paragraph">
      <style:paragraph-properties fo:text-align="justify" fo:margin-bottom="0.1965in" fo:line-height="150%"/>
      <style:text-properties style:font-name="Arial" style:font-name-complex="Arial" fo:font-size="11pt" style:font-size-asian="11pt"/>
    </style:style>
    <style:style style:name="P220" style:parent-style-name="Textoindependiente" style:family="paragraph">
      <style:paragraph-properties fo:text-align="justify" fo:line-height="115%"/>
      <style:text-properties fo:language="es" fo:country="CR"/>
    </style:style>
    <style:style style:name="P221" style:parent-style-name="Normal" style:family="paragraph">
      <style:paragraph-properties fo:text-align="justify"/>
    </style:style>
    <style:style style:name="P222" style:parent-style-name="Título2" style:family="paragraph">
      <style:text-properties fo:language="es" fo:country="CR"/>
    </style:style>
    <style:style style:name="P223" style:parent-style-name="Textoindependiente" style:family="paragraph">
      <style:paragraph-properties fo:text-align="justify"/>
      <style:text-properties fo:language="es" fo:country="CR"/>
    </style:style>
    <style:style style:name="P224" style:parent-style-name="boilerplate" style:family="paragraph">
      <style:paragraph-properties fo:text-align="justify"/>
      <style:text-properties fo:language="es" fo:country="CR"/>
    </style:style>
    <style:style style:name="TableColumn226" style:family="table-column">
      <style:table-column-properties style:column-width="1.45in" style:use-optimal-column-width="false"/>
    </style:style>
    <style:style style:name="TableColumn227" style:family="table-column">
      <style:table-column-properties style:column-width="1.5625in" style:use-optimal-column-width="false"/>
    </style:style>
    <style:style style:name="TableColumn228" style:family="table-column">
      <style:table-column-properties style:column-width="1.625in" style:use-optimal-column-width="false"/>
    </style:style>
    <style:style style:name="TableColumn229" style:family="table-column">
      <style:table-column-properties style:column-width="2.0125in" style:use-optimal-column-width="false"/>
    </style:style>
    <style:style style:name="Table225" style:family="table">
      <style:table-properties style:width="6.65in" fo:margin-left="0in" table:align="left"/>
    </style:style>
    <style:style style:name="TableRow230" style:family="table-row">
      <style:table-row-properties style:use-optimal-row-height="false"/>
    </style:style>
    <style:style style:name="TableCell231" style:family="table-cell">
      <style:table-cell-properties fo:border-top="0.0208in solid #000000" fo:border-left="0.0208in solid #000000" fo:border-bottom="0.0625in double #000000" style:border-line-width-bottom="0.0208in 0.0208in 0.0208in" fo:border-right="0.0104in solid #000000" style:writing-mode="lr-tb" fo:padding-top="0in" fo:padding-left="0.075in" fo:padding-bottom="0in" fo:padding-right="0.075in"/>
    </style:style>
    <style:style style:name="P232" style:parent-style-name="Textoindependiente" style:family="paragraph">
      <style:paragraph-properties fo:keep-with-next="always" fo:keep-together="always" fo:text-align="justify"/>
      <style:text-properties fo:font-weight="bold" style:font-weight-asian="bold" fo:language="es" fo:country="CR"/>
    </style:style>
    <style:style style:name="TableCell233" style:family="table-cell">
      <style:table-cell-properties fo:border-top="0.0208in solid #000000" fo:border-left="0.0104in solid #000000" fo:border-bottom="0.0625in double #000000" style:border-line-width-bottom="0.0208in 0.0208in 0.0208in" fo:border-right="0.0104in solid #000000" style:writing-mode="lr-tb" fo:padding-top="0in" fo:padding-left="0.075in" fo:padding-bottom="0in" fo:padding-right="0.075in"/>
    </style:style>
    <style:style style:name="P234" style:parent-style-name="Textoindependiente" style:family="paragraph">
      <style:paragraph-properties fo:keep-with-next="always" fo:keep-together="always" fo:text-align="justify"/>
    </style:style>
    <style:style style:name="T235" style:parent-style-name="Fuentedepárrafopredeter." style:family="text">
      <style:text-properties fo:font-weight="bold" style:font-weight-asian="bold" fo:language="es" fo:country="CR"/>
    </style:style>
    <style:style style:name="T236" style:parent-style-name="Fuentedepárrafopredeter." style:family="text">
      <style:text-properties fo:font-weight="bold" style:font-weight-asian="bold" fo:language="es" fo:country="CR"/>
    </style:style>
    <style:style style:name="T237" style:parent-style-name="Fuentedepárrafopredeter." style:family="text">
      <style:text-properties fo:font-weight="bold" style:font-weight-asian="bold" fo:language="es" fo:country="CR"/>
    </style:style>
    <style:style style:name="T238" style:parent-style-name="Fuentedepárrafopredeter." style:family="text">
      <style:text-properties fo:font-weight="bold" style:font-weight-asian="bold" fo:font-size="10pt" style:font-size-asian="10pt" fo:language="es" fo:country="CR"/>
    </style:style>
    <style:style style:name="T239" style:parent-style-name="Fuentedepárrafopredeter." style:family="text">
      <style:text-properties fo:font-weight="bold" style:font-weight-asian="bold" fo:language="es" fo:country="CR"/>
    </style:style>
    <style:style style:name="TableCell240" style:family="table-cell">
      <style:table-cell-properties fo:border-top="0.0208in solid #000000" fo:border-left="0.0104in solid #000000" fo:border-bottom="0.0625in double #000000" style:border-line-width-bottom="0.0208in 0.0208in 0.0208in" fo:border-right="0.0104in solid #000000" style:writing-mode="lr-tb" fo:padding-top="0in" fo:padding-left="0.075in" fo:padding-bottom="0in" fo:padding-right="0.075in"/>
    </style:style>
    <style:style style:name="P241" style:parent-style-name="Textoindependiente" style:family="paragraph">
      <style:paragraph-properties fo:keep-with-next="always" fo:keep-together="always" fo:text-align="justify"/>
      <style:text-properties fo:font-weight="bold" style:font-weight-asian="bold" fo:language="es" fo:country="CR"/>
    </style:style>
    <style:style style:name="TableCell242" style:family="table-cell">
      <style:table-cell-properties fo:border-top="0.0208in solid #000000" fo:border-left="0.0104in solid #000000" fo:border-bottom="0.0625in double #000000" style:border-line-width-bottom="0.0208in 0.0208in 0.0208in" fo:border-right="0.0208in solid #000000" style:writing-mode="lr-tb" fo:padding-top="0in" fo:padding-left="0.075in" fo:padding-bottom="0in" fo:padding-right="0.075in"/>
    </style:style>
    <style:style style:name="P243" style:parent-style-name="Textoindependiente" style:family="paragraph">
      <style:paragraph-properties fo:keep-with-next="always" fo:keep-together="always" fo:text-align="justify"/>
      <style:text-properties fo:font-weight="bold" style:font-weight-asian="bold" fo:language="es" fo:country="CR"/>
    </style:style>
    <style:style style:name="TableRow244" style:family="table-row">
      <style:table-row-properties style:use-optimal-row-height="false"/>
    </style:style>
    <style:style style:name="TableCell245" style:family="table-cell">
      <style:table-cell-properties fo:border-top="none" fo:border-left="0.0208in solid #000000" fo:border-bottom="0.0104in solid #000000" fo:border-right="0.0104in solid #000000" style:writing-mode="lr-tb" fo:padding-top="0in" fo:padding-left="0.075in" fo:padding-bottom="0in" fo:padding-right="0.075in"/>
    </style:style>
    <style:style style:name="P246" style:parent-style-name="TableTextsmall" style:family="paragraph">
      <style:paragraph-properties fo:keep-with-next="always" fo:keep-together="always" fo:text-align="justify"/>
      <style:text-properties fo:language="es" fo:country="CR"/>
    </style:style>
    <style:style style:name="TableCell247"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248" style:parent-style-name="TableTextsmall" style:family="paragraph">
      <style:paragraph-properties fo:keep-with-next="always" fo:keep-together="always" fo:text-align="justify"/>
      <style:text-properties fo:language="es" fo:country="CR"/>
    </style:style>
    <style:style style:name="TableCell249"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250" style:parent-style-name="TableTextsmall" style:family="paragraph">
      <style:paragraph-properties fo:keep-with-next="always" fo:keep-together="always" fo:text-align="justify"/>
      <style:text-properties fo:language="es" fo:country="CR"/>
    </style:style>
    <style:style style:name="TableCell251" style:family="table-cell">
      <style:table-cell-properties fo:border-top="none" fo:border-left="0.0104in solid #000000" fo:border-bottom="0.0104in solid #000000" fo:border-right="0.0208in solid #000000" style:writing-mode="lr-tb" fo:padding-top="0in" fo:padding-left="0.075in" fo:padding-bottom="0in" fo:padding-right="0.075in"/>
    </style:style>
    <style:style style:name="P252" style:parent-style-name="TableTextsmall" style:family="paragraph">
      <style:paragraph-properties fo:keep-with-next="always" fo:keep-together="always" fo:text-align="justify"/>
      <style:text-properties fo:language="es" fo:country="CR"/>
    </style:style>
    <style:style style:name="TableRow253" style:family="table-row">
      <style:table-row-properties style:use-optimal-row-height="false"/>
    </style:style>
    <style:style style:name="TableCell254"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255" style:parent-style-name="TableTextsmall" style:family="paragraph">
      <style:paragraph-properties fo:keep-with-next="always" fo:keep-together="always" fo:text-align="justify"/>
      <style:text-properties fo:language="es" fo:country="CR"/>
    </style:style>
    <style:style style:name="TableCell256" style:family="table-cell">
      <style:table-cell-properties fo:border="0.0104in solid #000000" style:writing-mode="lr-tb" fo:padding-top="0in" fo:padding-left="0.075in" fo:padding-bottom="0in" fo:padding-right="0.075in"/>
    </style:style>
    <style:style style:name="P257" style:parent-style-name="TableTextsmall" style:family="paragraph">
      <style:paragraph-properties fo:keep-with-next="always" fo:keep-together="always" fo:text-align="justify"/>
      <style:text-properties fo:language="es" fo:country="CR"/>
    </style:style>
    <style:style style:name="TableCell258" style:family="table-cell">
      <style:table-cell-properties fo:border="0.0104in solid #000000" style:writing-mode="lr-tb" fo:padding-top="0in" fo:padding-left="0.075in" fo:padding-bottom="0in" fo:padding-right="0.075in"/>
    </style:style>
    <style:style style:name="P259" style:parent-style-name="TableTextsmall" style:family="paragraph">
      <style:paragraph-properties fo:keep-with-next="always" fo:keep-together="always" fo:text-align="justify"/>
      <style:text-properties fo:language="es" fo:country="CR"/>
    </style:style>
    <style:style style:name="TableCell260"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261" style:parent-style-name="TableTextsmall" style:family="paragraph">
      <style:paragraph-properties fo:keep-with-next="always" fo:keep-together="always" fo:text-align="justify"/>
      <style:text-properties fo:language="es" fo:country="CR"/>
    </style:style>
    <style:style style:name="TableRow262" style:family="table-row">
      <style:table-row-properties style:use-optimal-row-height="false"/>
    </style:style>
    <style:style style:name="TableCell263"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264" style:parent-style-name="TableTextsmall" style:family="paragraph">
      <style:paragraph-properties fo:keep-with-next="always" fo:keep-together="always" fo:text-align="justify"/>
      <style:text-properties fo:language="es" fo:country="CR"/>
    </style:style>
    <style:style style:name="TableCell265" style:family="table-cell">
      <style:table-cell-properties fo:border="0.0104in solid #000000" style:writing-mode="lr-tb" fo:padding-top="0in" fo:padding-left="0.075in" fo:padding-bottom="0in" fo:padding-right="0.075in"/>
    </style:style>
    <style:style style:name="P266" style:parent-style-name="TableTextsmall" style:family="paragraph">
      <style:paragraph-properties fo:keep-with-next="always" fo:keep-together="always" fo:text-align="justify"/>
      <style:text-properties fo:language="es" fo:country="CR"/>
    </style:style>
    <style:style style:name="TableCell267" style:family="table-cell">
      <style:table-cell-properties fo:border="0.0104in solid #000000" style:writing-mode="lr-tb" fo:padding-top="0in" fo:padding-left="0.075in" fo:padding-bottom="0in" fo:padding-right="0.075in"/>
    </style:style>
    <style:style style:name="P268" style:parent-style-name="TableTextsmall" style:family="paragraph">
      <style:paragraph-properties fo:keep-with-next="always" fo:keep-together="always" fo:text-align="justify"/>
      <style:text-properties fo:language="es" fo:country="CR"/>
    </style:style>
    <style:style style:name="TableCell269"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270" style:parent-style-name="TableTextsmall" style:family="paragraph">
      <style:paragraph-properties fo:keep-with-next="always" fo:keep-together="always" fo:text-align="justify"/>
      <style:text-properties fo:language="es" fo:country="CR"/>
    </style:style>
    <style:style style:name="TableRow271" style:family="table-row">
      <style:table-row-properties style:use-optimal-row-height="false"/>
    </style:style>
    <style:style style:name="TableCell272"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273" style:parent-style-name="TableTextsmall" style:family="paragraph">
      <style:paragraph-properties fo:keep-with-next="always" fo:keep-together="always" fo:text-align="justify"/>
      <style:text-properties fo:language="es" fo:country="CR"/>
    </style:style>
    <style:style style:name="TableCell274" style:family="table-cell">
      <style:table-cell-properties fo:border="0.0104in solid #000000" style:writing-mode="lr-tb" fo:padding-top="0in" fo:padding-left="0.075in" fo:padding-bottom="0in" fo:padding-right="0.075in"/>
    </style:style>
    <style:style style:name="P275" style:parent-style-name="TableTextsmall" style:family="paragraph">
      <style:paragraph-properties fo:keep-with-next="always" fo:keep-together="always" fo:text-align="justify"/>
      <style:text-properties fo:language="es" fo:country="CR"/>
    </style:style>
    <style:style style:name="TableCell276" style:family="table-cell">
      <style:table-cell-properties fo:border="0.0104in solid #000000" style:writing-mode="lr-tb" fo:padding-top="0in" fo:padding-left="0.075in" fo:padding-bottom="0in" fo:padding-right="0.075in"/>
    </style:style>
    <style:style style:name="P277" style:parent-style-name="TableTextsmall" style:family="paragraph">
      <style:paragraph-properties fo:keep-with-next="always" fo:keep-together="always" fo:text-align="justify"/>
      <style:text-properties fo:language="es" fo:country="CR"/>
    </style:style>
    <style:style style:name="TableCell278"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279" style:parent-style-name="TableTextsmall" style:family="paragraph">
      <style:paragraph-properties fo:keep-with-next="always" fo:keep-together="always" fo:text-align="justify"/>
      <style:text-properties fo:language="es" fo:country="CR"/>
    </style:style>
    <style:style style:name="TableRow280" style:family="table-row">
      <style:table-row-properties style:use-optimal-row-height="false"/>
    </style:style>
    <style:style style:name="TableCell281" style:family="table-cell">
      <style:table-cell-properties fo:border-top="0.0104in solid #000000" fo:border-left="0.0208in solid #000000" fo:border-bottom="0.0208in solid #000000" fo:border-right="0.0104in solid #000000" style:writing-mode="lr-tb" fo:padding-top="0in" fo:padding-left="0.075in" fo:padding-bottom="0in" fo:padding-right="0.075in"/>
    </style:style>
    <style:style style:name="P282" style:parent-style-name="TableTextsmall" style:family="paragraph">
      <style:paragraph-properties fo:keep-with-next="always" fo:keep-together="always" fo:text-align="justify"/>
      <style:text-properties fo:language="es" fo:country="CR"/>
    </style:style>
    <style:style style:name="TableCell283" style:family="table-cell">
      <style:table-cell-properties fo:border-top="0.0104in solid #000000" fo:border-left="0.0104in solid #000000" fo:border-bottom="0.0208in solid #000000" fo:border-right="0.0104in solid #000000" style:writing-mode="lr-tb" fo:padding-top="0in" fo:padding-left="0.075in" fo:padding-bottom="0in" fo:padding-right="0.075in"/>
    </style:style>
    <style:style style:name="P284" style:parent-style-name="TableTextsmall" style:family="paragraph">
      <style:paragraph-properties fo:keep-with-next="always" fo:keep-together="always" fo:text-align="justify"/>
      <style:text-properties fo:language="es" fo:country="CR"/>
    </style:style>
    <style:style style:name="TableCell285" style:family="table-cell">
      <style:table-cell-properties fo:border-top="0.0104in solid #000000" fo:border-left="0.0104in solid #000000" fo:border-bottom="0.0208in solid #000000" fo:border-right="0.0104in solid #000000" style:writing-mode="lr-tb" fo:padding-top="0in" fo:padding-left="0.075in" fo:padding-bottom="0in" fo:padding-right="0.075in"/>
    </style:style>
    <style:style style:name="P286" style:parent-style-name="TableTextsmall" style:family="paragraph">
      <style:paragraph-properties fo:keep-with-next="always" fo:keep-together="always" fo:text-align="justify"/>
      <style:text-properties fo:language="es" fo:country="CR"/>
    </style:style>
    <style:style style:name="TableCell287"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P288" style:parent-style-name="TableTextsmall" style:family="paragraph">
      <style:paragraph-properties fo:keep-with-next="always" fo:keep-together="always" fo:text-align="justify"/>
      <style:text-properties fo:language="es" fo:country="CR"/>
    </style:style>
    <style:style style:name="P289" style:parent-style-name="Textoindependiente" style:family="paragraph">
      <style:paragraph-properties fo:text-align="justify"/>
      <style:text-properties fo:font-style="normal" style:font-style-asian="normal"/>
    </style:style>
    <style:style style:name="P290" style:parent-style-name="Textoindependiente" style:family="paragraph">
      <style:paragraph-properties fo:text-align="justify"/>
      <style:text-properties fo:font-style="normal" style:font-style-asian="normal"/>
    </style:style>
    <style:style style:name="P291" style:parent-style-name="Título2" style:family="paragraph">
      <style:text-properties fo:language="es" fo:country="CR"/>
    </style:style>
    <style:style style:name="P292" style:parent-style-name="Normal" style:family="paragraph">
      <style:text-properties fo:language="es" fo:country="CR"/>
    </style:style>
    <style:style style:name="P293" style:parent-style-name="Textoindependiente" style:family="paragraph">
      <style:paragraph-properties fo:text-align="justify" fo:line-height="115%"/>
      <style:text-properties fo:language="es" fo:country="CR"/>
    </style:style>
    <style:style style:name="P294" style:parent-style-name="Textoindependiente" style:family="paragraph">
      <style:paragraph-properties fo:text-align="justify" fo:line-height="115%"/>
      <style:text-properties fo:language="es" fo:country="CR"/>
    </style:style>
    <style:style style:name="P295" style:parent-style-name="Título2" style:family="paragraph">
      <style:text-properties fo:language="es" fo:country="CR"/>
    </style:style>
    <style:style style:name="P296" style:parent-style-name="Textoindependiente" style:family="paragraph">
      <style:paragraph-properties fo:line-height="115%"/>
      <style:text-properties fo:font-style="normal" style:font-style-asian="normal"/>
    </style:style>
    <style:style style:name="P297" style:parent-style-name="Textoindependiente" style:family="paragraph">
      <style:paragraph-properties fo:line-height="115%"/>
    </style:style>
    <style:style style:name="T298" style:parent-style-name="Fuentedepárrafopredeter." style:family="text">
      <style:text-properties fo:font-weight="bold" style:font-weight-asian="bold" fo:font-style="normal" style:font-style-asian="normal"/>
    </style:style>
    <style:style style:name="T299" style:parent-style-name="Fuentedepárrafopredeter." style:family="text">
      <style:text-properties fo:font-style="normal" style:font-style-asian="normal"/>
    </style:style>
    <style:style style:name="P300" style:parent-style-name="Textoindependiente" style:family="paragraph">
      <style:paragraph-properties fo:line-height="115%"/>
      <style:text-properties fo:font-style="normal" style:font-style-asian="normal"/>
    </style:style>
    <style:style style:name="P301" style:parent-style-name="Textoindependiente" style:family="paragraph">
      <style:paragraph-properties fo:line-height="115%"/>
    </style:style>
    <style:style style:name="T302" style:parent-style-name="Fuentedepárrafopredeter." style:family="text">
      <style:text-properties fo:font-weight="bold" style:font-weight-asian="bold" fo:font-style="normal" style:font-style-asian="normal"/>
    </style:style>
    <style:style style:name="T303" style:parent-style-name="Fuentedepárrafopredeter." style:family="text">
      <style:text-properties fo:font-style="normal" style:font-style-asian="normal"/>
    </style:style>
    <style:style style:name="T304" style:parent-style-name="Fuentedepárrafopredeter." style:family="text">
      <style:text-properties fo:font-style="normal" style:font-style-asian="normal"/>
    </style:style>
  </office:automatic-styles>
  <office:body>
    <office:text text:use-soft-page-breaks="true">
      <text:p text:style-name="P1"/>
      <text:p text:style-name="P3">Documento de Visión y Alcance</text:p>
      <text:p text:style-name="P4">Para</text:p>
      <text:p text:style-name="P5">Sistema de control de Giras, Campus Sarapiquí</text:p>
      <text:p text:style-name="P6"/>
      <text:p text:style-name="P7"/>
      <text:p text:style-name="P8"/>
      <text:p text:style-name="P9">Versión 1.0 aprobada</text:p>
      <text:p text:style-name="P10"/>
      <text:p text:style-name="P11"/>
      <text:p text:style-name="P12"/>
      <text:p text:style-name="P13"/>
      <text:p text:style-name="P14"/>
      <text:p text:style-name="P15">Preparado por<text:s/></text:p>
      <text:p text:style-name="P16">Mike Coto León, Yarixa Villegas Martínez y Diego Esquivel<text:s/>López</text:p>
      <text:p text:style-name="P17"/>
      <text:p text:style-name="P18"/>
      <text:p text:style-name="P19"/>
      <text:p text:style-name="P20"/>
      <text:p text:style-name="P21"/>
      <text:p text:style-name="P22">31 de agosto del 2014</text:p>
      <text:p text:style-name="P23"><text:bookmark-start text:name="_Toc416530762"/><text:soft-page-break/><text:span text:style-name="T28">Contenido</text:span></text:p>
      <text:p text:style-name="P29"/>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30"><text:a xlink:href="#_Toc397623186" office:target-frame-name="_top" xlink:show="replace"><text:span text:style-name="T31">Revisión Histórica</text:span><text:tab/>iii</text:a></text:p>
          <text:p text:style-name="P32"><text:a xlink:href="#_Toc397623187" office:target-frame-name="_top" xlink:show="replace"><text:span text:style-name="T33">Requerimientos del Negocio</text:span><text:tab/>1</text:a></text:p>
          <text:p text:style-name="P34"><text:a xlink:href="#_Toc397623188" office:target-frame-name="_top" xlink:show="replace"><text:span text:style-name="T35">Antecedentes</text:span><text:tab/>2</text:a></text:p>
          <text:p text:style-name="P36"><text:a xlink:href="#_Toc397623189" office:target-frame-name="_top" xlink:show="replace"><text:span text:style-name="T37">Oportunidad de Negocio</text:span><text:tab/>2</text:a></text:p>
          <text:p text:style-name="P38"><text:a xlink:href="#_Toc397623190" office:target-frame-name="_top" xlink:show="replace"><text:span text:style-name="T39">Objetivos del Negocio y Sucesos de criterio (Criterios de Éxito)</text:span><text:tab/>2</text:a></text:p>
          <text:p text:style-name="P40"><text:a xlink:href="#_Toc397623191" office:target-frame-name="_top" xlink:show="replace"><text:span text:style-name="T41">Necesidades del Cliente o Mercado</text:span><text:tab/>3</text:a></text:p>
          <text:p text:style-name="P42"><text:a xlink:href="#_Toc397623192" office:target-frame-name="_top" xlink:show="replace"><text:span text:style-name="T43">Riesgos de Negocio</text:span><text:tab/>3</text:a></text:p>
          <text:p text:style-name="P44"><text:a xlink:href="#_Toc397623193" office:target-frame-name="_top" xlink:show="replace"><text:span text:style-name="T45">Visión de la solución</text:span><text:tab/>3</text:a></text:p>
          <text:p text:style-name="P46"><text:a xlink:href="#_Toc397623194" office:target-frame-name="_top" xlink:show="replace"><text:span text:style-name="T47">Declaración de la Visión</text:span><text:tab/>4</text:a></text:p>
          <text:p text:style-name="P48"><text:a xlink:href="#_Toc397623195" office:target-frame-name="_top" xlink:show="replace"><text:span text:style-name="T49">Características Principales</text:span><text:tab/>4</text:a></text:p>
          <text:p text:style-name="P50"><text:a xlink:href="#_Toc397623196" office:target-frame-name="_top" xlink:show="replace"><text:span text:style-name="T51">Suposiciones y Dependencias</text:span><text:tab/>4</text:a></text:p>
          <text:p text:style-name="P52"><text:a xlink:href="#_Toc397623197" office:target-frame-name="_top" xlink:show="replace"><text:span text:style-name="T53">Alcance y Limitaciones</text:span><text:tab/>5</text:a></text:p>
          <text:p text:style-name="P54"><text:a xlink:href="#_Toc397623198" office:target-frame-name="_top" xlink:show="replace"><text:span text:style-name="T55">Alcance del lanzamiento inicial</text:span><text:tab/>5</text:a></text:p>
          <text:p text:style-name="P56"><text:a xlink:href="#_Toc397623199" office:target-frame-name="_top" xlink:show="replace"><text:span text:style-name="T57">Contexto de Negocio</text:span><text:tab/>5</text:a></text:p>
          <text:p text:style-name="P58"><text:a xlink:href="#_Toc397623200" office:target-frame-name="_top" xlink:show="replace"><text:span text:style-name="Hipervínculo">Perfiles Interesados</text:span><text:tab/>6</text:a></text:p>
          <text:p text:style-name="P59"><text:a xlink:href="#_Toc397623201" office:target-frame-name="_top" xlink:show="replace"><text:span text:style-name="T60">Prioridades del Proyecto</text:span><text:tab/>7</text:a></text:p>
          <text:p text:style-name="P61"><text:a xlink:href="#_Toc397623202" office:target-frame-name="_top" xlink:show="replace"><text:span text:style-name="T62">Condiciones de Trabajo</text:span><text:tab/>8</text:a></text:p>
          <text:p text:style-name="P63"><text:a xlink:href="#_Toc397623203" office:target-frame-name="_top" xlink:show="replace"><text:span text:style-name="T64">Glosario</text:span><text:tab/>8</text:a></text:p>
        </text:index-body>
      </text:table-of-content>
      <text:p text:style-name="Normal"/>
      <text:p text:style-name="Normal"/>
      <text:p text:style-name="Normal"/>
      <text:p text:style-name="P65"/>
      <text:h text:style-name="P66" text:outline-level="1"><text:bookmark-start text:name="_Toc18551416"/><text:bookmark-start text:name="_Toc382694251"/><text:bookmark-start text:name="_Toc389391142"/><text:bookmark-start text:name="_Toc397623186"/><text:soft-page-break/>Revisión<text:s/><text:bookmark-end text:name="_Toc416530762"/><text:bookmark-end text:name="_Toc18551416"/>Histórica<text:bookmark-end text:name="_Toc382694251"/><text:bookmark-end text:name="_Toc389391142"/><text:bookmark-end text:name="_Toc397623186"/></text:h>
      <text:p text:style-name="P67"/>
      <table:table table:style-name="Table68">
        <table:table-columns>
          <table:table-column table:style-name="TableColumn69"/>
          <table:table-column table:style-name="TableColumn70"/>
          <table:table-column table:style-name="TableColumn71"/>
          <table:table-column table:style-name="TableColumn72"/>
        </table:table-columns>
        <table:table-row table:style-name="TableRow73">
          <table:table-cell table:style-name="TableCell74">
            <text:p text:style-name="P75">Nombre</text:p>
          </table:table-cell>
          <table:table-cell table:style-name="TableCell76">
            <text:p text:style-name="P77">Fecha</text:p>
          </table:table-cell>
          <table:table-cell table:style-name="TableCell78">
            <text:p text:style-name="P79">Razón de cambios</text:p>
          </table:table-cell>
          <table:table-cell table:style-name="TableCell80">
            <text:p text:style-name="P81">Versión</text:p>
          </table:table-cell>
        </table:table-row>
        <table:table-row table:style-name="TableRow82">
          <table:table-cell table:style-name="TableCell83">
            <text:p text:style-name="P84"/>
          </table:table-cell>
          <table:table-cell table:style-name="TableCell85">
            <text:p text:style-name="P86">31/08/14</text:p>
          </table:table-cell>
          <table:table-cell table:style-name="TableCell87">
            <text:p text:style-name="P88"/>
          </table:table-cell>
          <table:table-cell table:style-name="TableCell89">
            <text:p text:style-name="P90">1.0</text:p>
          </table:table-cell>
        </table:table-row>
        <table:table-row table:style-name="TableRow91">
          <table:table-cell table:style-name="TableCell92">
            <text:p text:style-name="P93"/>
          </table:table-cell>
          <table:table-cell table:style-name="TableCell94">
            <text:p text:style-name="P95"/>
          </table:table-cell>
          <table:table-cell table:style-name="TableCell96">
            <text:p text:style-name="P97"/>
          </table:table-cell>
          <table:table-cell table:style-name="TableCell98">
            <text:p text:style-name="P99"/>
          </table:table-cell>
        </table:table-row>
      </table:table>
      <text:h text:style-name="P100" text:outline-level="1"><text:bookmark-start text:name="_Toc382694252"/><text:bookmark-start text:name="_Toc389391143"/><text:bookmark-start text:name="_Toc397623187"/><text:soft-page-break/>Requerimientos del Negocio<text:bookmark-end text:name="_Toc382694252"/><text:bookmark-end text:name="_Toc389391143"/><text:bookmark-end text:name="_Toc397623187"/><text:s/></text:h>
      <text:p text:style-name="P106"/>
      <text:p text:style-name="P107">Las <text:s/>instituciones públicas se caracterizan por sus exhaustivos procesos para realizar cualquier solicitud, esto hace que muchas veces los usuarios de los servicios pierdan el interés. Es por esto que surge la necesidad de implementar un sistema que ayude a facilitar la tramitología de una solicitud de gira.</text:p>
      <text:p text:style-name="P108">El sistema contará con varias sesiones de usuario (administrador, chofer, recepcionista, solicitante) cada uno con funciones específicas, los académicos, administrativos y los que formen parte de la asociación de estudiantes podrán hacer solicitudes de gira de los diferentes ámbitos. Para la solicitud de la gira se debe hacer con un mes de antelación, el sistema manejara unas fechas para poder ingresar solicitudes de gira, unicamente el administrador podrá autorizar solicitudes fuera del tiempo establecido.<text:s/></text:p>
      <text:p text:style-name="P109">La aprobación o denegación de una gira dependerá de la fecha, hora, disponibilidad del chofer, disponibilidad del vehículo y objetivo de la gira. La persona autorizada de aprobar o negar giras es unicamente el administrador después de analizar las características mencionadas anteriormente.</text:p>
      <text:p text:style-name="P110">Se deberá llevar un control de los vehículos. El chofer periódicamente deberá actualizar el estado de estos, revisar que estén al día y en condiciones para ser utilizados, todo esto deberá reportarlo en el sistema. Una vez finalizada una gira, la persona que condujo el vehículo deberá hacer un reporte en el sistema del estado en el que entrega este.</text:p>
      <text:p text:style-name="P111">Cada vez que se autorice una gira donde el conductor sea el chofer de<text:s/>la Universidad, debe actualizarse en el control de horas de él, si la gira se realiza en horas no laborales, se debe incluir como horas extras, esto con el fin de controlar que no exceda el límite de horas que debe trabajar mensualmente.</text:p>
      <text:p text:style-name="P112">Este sistema se realiza con la idea de tener toda la información necesaria y disponible para el control de giras y todo lo relacionado con esto, y así poder agilizar el proceso. Cumpliendo con todo lo antes mencionado se espera lograr este objetivo.</text:p>
      <text:h text:style-name="P113" text:outline-level="2"><text:bookmark-start text:name="_Toc382694253"/><text:bookmark-start text:name="_Toc389391144"/><text:bookmark-start text:name="_Toc397623188"/>Antecedentes<text:bookmark-end text:name="_Toc382694253"/><text:bookmark-end text:name="_Toc389391144"/><text:bookmark-end text:name="_Toc397623188"/></text:h>
      <text:p text:style-name="P114"/>
      <text:p text:style-name="P115">Actualmente todos estos procesos se llevan por aparte y en papel, la coordinación administrativa se encarga de la parte de los vehículos y la disponibilidad y horas del chofer, la recepción y la<text:s/><text:soft-page-break/>coordinación académica se encargan de las otras partes. Esto hace verdaderamente tedioso controlar las giras, retrasa el proceso, y como mencionamos antes, hace todo más burocrático.</text:p>
      <text:p text:style-name="P116"/>
      <text:h text:style-name="P117" text:outline-level="2"><text:bookmark-start text:name="_Toc382694254"/><text:bookmark-start text:name="_Toc389391145"/><text:bookmark-start text:name="_Toc397623189"/>Oportunidad de Negocio<text:bookmark-end text:name="_Toc382694254"/><text:bookmark-end text:name="_Toc389391145"/><text:bookmark-end text:name="_Toc397623189"/></text:h>
      <text:p text:style-name="P118"/>
      <text:p text:style-name="P119">La Universidad Nacional en la sección de transporte maneja un sistema similar, pero unicamente está adaptado para el<text:s/>sistema que se maneja en la sede central, esto hace que en la sede no pueda utilizarse.</text:p>
      <text:p text:style-name="P120">Este sistema será personalizado para el Campus, incorporando todas las partes que llevan el control de las giras, cada uno contará con una sesión donde unicamente estarán disponibles las funciones que le corresponden.</text:p>
      <text:h text:style-name="P121" text:outline-level="2"><text:bookmark-start text:name="_Toc18551420"/><text:bookmark-start text:name="_Toc382694255"/><text:bookmark-start text:name="_Toc389391146"/><text:bookmark-start text:name="_Toc397623190"/>Objetivos del Negocio<text:s/><text:bookmark-end text:name="_Toc18551420"/>y Sucesos de criterio<text:bookmark-end text:name="_Toc382694255"/><text:s/>(Criterios de Éxito)<text:bookmark-end text:name="_Toc389391146"/><text:bookmark-end text:name="_Toc397623190"/></text:h>
      <text:p text:style-name="P122"/>
      <text:p text:style-name="P123">Con la implantación de este sistema se intenta:</text:p>
      <text:p text:style-name="P124"/>
      <text:list text:style-name="LFO9_1" text:continue-numbering="true">
        <text:list-item>
          <text:p text:style-name="P125">Sistematizar el manejo de las solicitudes de gira.</text:p>
        </text:list-item>
        <text:list-item>
          <text:p text:style-name="P126">Facilitar el trámite de la solicitud de<text:s/>gira.</text:p>
        </text:list-item>
        <text:list-item>
          <text:p text:style-name="P127">Reunir todos los insumos necesarios en un solo sitio, para poder aprobar o denegar giras.</text:p>
        </text:list-item>
        <text:list-item>
          <text:p text:style-name="P128">Ordenar y controlar el estado de los vehículos institucionales.</text:p>
        </text:list-item>
      </text:list>
      <text:p text:style-name="P129"/>
      <text:h text:style-name="P130" text:outline-level="2"><text:bookmark-start text:name="_Toc382694256"/><text:bookmark-start text:name="_Toc389391147"/><text:bookmark-start text:name="_Toc397623191"/>Necesidades del Cliente o Mercado<text:bookmark-end text:name="_Toc382694256"/><text:bookmark-end text:name="_Toc389391147"/><text:bookmark-end text:name="_Toc397623191"/></text:h>
      <text:p text:style-name="P131"/>
      <text:p text:style-name="P132">El cliente actualmente lleva todos los datos en papel, el solicitante debe llenar toda la boleta de solicitud sin antes poder verificar si la fecha y el chofer está disponible, los insumos que se toman en cuenta para dar una resolución sobre la solicitud no los maneja una misma persona. Esto es un poco de la problemática que se vive actualmente y la cual se espera poder solucionar.</text:p>
      <text:p text:style-name="P133"/>
      <text:soft-page-break/>
      <text:p text:style-name="P134">La aplicación es web por lo que los únicos requerimientos para el buen funcionamiento del sistema, dependerán de la conexión a internet que se tenga. Indirectamente también influye el<text:s/>tipo de hardware que se utilice, por lo que se recomienda utilizar una PC con las siguientes características:</text:p>
      <text:p text:style-name="P135"/>
      <text:list text:style-name="LFO10" text:continue-numbering="true">
        <text:list-item>
          <text:p text:style-name="P136">Mínimo 2GB de memoria RAM.</text:p>
        </text:list-item>
        <text:list-item>
          <text:p text:style-name="P137">Procesador no importa la marca, pero que tenga similar o superior a 2.00 GHz y sea de arquitectura de x64 bits.</text:p>
        </text:list-item>
        <text:list-item>
          <text:p text:style-name="P138">Disco<text:s/>duro de 500Gb.</text:p>
        </text:list-item>
      </text:list>
      <text:h text:style-name="P139" text:outline-level="2"><text:bookmark-start text:name="_Toc382694257"/><text:bookmark-start text:name="_Toc389391148"/><text:bookmark-start text:name="_Toc397623192"/>Riesgos de Negocio<text:bookmark-end text:name="_Toc382694257"/><text:bookmark-end text:name="_Toc389391148"/><text:bookmark-end text:name="_Toc397623192"/></text:h>
      <text:p text:style-name="P140"/>
      <text:p text:style-name="P141">Sin importar que tan simple puede resultar la manipulación del software o producto final, siempre van a existir riesgos, uno de ellos aplicado a nuestro trabajo, es que el usuario no entienda como usarlo, la mayoría de personas muestran resistencia al cambio, y puede ser que inicialmente no les agrade cambiar la forma de trabajo. Sin embargo al detectar este inconveniente a tiempo, se intenta familiarizar a los operadores del sistema, con anterioridad.<text:s/></text:p>
      <text:p text:style-name="P142">La idea es irles mostrando versiones Beta para que ellos mismos depuren el sistema. Obviamente también acompañarlos con capacitaciones y manuales acerca del uso de la aplicación.</text:p>
      <text:h text:style-name="P143" text:outline-level="1"><text:bookmark-start text:name="_Toc382694258"/><text:bookmark-start text:name="_Toc389391149"/><text:bookmark-start text:name="_Toc397623193"/>Visión de la solución<text:bookmark-end text:name="_Toc382694258"/><text:bookmark-end text:name="_Toc389391149"/><text:bookmark-end text:name="_Toc397623193"/></text:h>
      <text:p text:style-name="P144"/>
      <text:p text:style-name="P145">Se pretende que el Sistema lo prefieran por su funcionalidad, sencilla adaptación al negocio en un plazo corto, su estabilidad, y sobre todo, la garantía que se le dará al cliente de que el sistema siempre estará actualizado a las distintas tecnologías que se presentan.</text:p>
      <text:p text:style-name="P146"><text:span text:style-name="T147">Un sistema que tambien brindará un fácil mantenimiento par</text:span><text:span text:style-name="T148">a que en caso de algún fallo sea sencillo solucionarlo y en dado caso, que sea un código sencillo de entender para que otro programador lo pueda arreglar fácilmente</text:span><text:span text:style-name="T149">.</text:span></text:p>
      <text:p text:style-name="P150"/>
      <text:h text:style-name="P151" text:outline-level="2"><text:bookmark-start text:name="_Toc382694259"/><text:bookmark-start text:name="_Toc389391150"/><text:bookmark-start text:name="_Toc397623194"/><text:soft-page-break/>Declaración de la Visión<text:bookmark-end text:name="_Toc382694259"/><text:bookmark-end text:name="_Toc389391150"/><text:bookmark-end text:name="_Toc397623194"/></text:h>
      <text:p text:style-name="P152"/>
      <text:p text:style-name="P153">Con la implementación de este software lo que pretendemos es lograr satisfacer una serie de necesidades que actualmente afectan el trámite y que el usuario desea sean resueltas, adaptándose a las nuevas tendencias y a lo moderno, que es utilizar tecnologías para la simplificación de trabajo y reducción de costos.<text:s/></text:p>
      <text:p text:style-name="P154"/>
      <text:h text:style-name="P155" text:outline-level="2"><text:bookmark-start text:name="_Toc382694260"/><text:bookmark-start text:name="_Toc389391151"/><text:bookmark-start text:name="_Toc397623195"/>Características Principales<text:bookmark-end text:name="_Toc382694260"/><text:bookmark-end text:name="_Toc389391151"/><text:bookmark-end text:name="_Toc397623195"/></text:h>
      <text:p text:style-name="P156"/>
      <text:p text:style-name="P157"><text:s/>Estas son las características que presenta el programa:</text:p>
      <text:p text:style-name="P158">1. Base de Datos para el <text:s/>control de la información referente a vehículos, giras, autorizados en el sistema, datos del chofer.</text:p>
      <text:p text:style-name="P159">2. Función que permite mantener informado al<text:s/>solicitante del estado actual de su solicitud, por ejemplo, en análisis, aprobada, denegada, falta de información, en espera de chofer….</text:p>
      <text:p text:style-name="P160">3. Sesiones personalizadas para cada tipo de usuario, donde unicamente acceda a las funciones que le correspondan.</text:p>
      <text:p text:style-name="P161">4. Una interfaz amigable y sencilla de trabajar, que permita accede a las funciones de una manera sencilla.</text:p>
      <text:h text:style-name="P162" text:outline-level="2"><text:bookmark-start text:name="_Toc382694261"/><text:bookmark-start text:name="_Toc389391152"/><text:bookmark-start text:name="_Toc397623196"/>Suposiciones y Dependencias<text:bookmark-end text:name="_Toc382694261"/><text:bookmark-end text:name="_Toc389391152"/><text:bookmark-end text:name="_Toc397623196"/></text:h>
      <text:p text:style-name="P163"/>
      <text:p text:style-name="P164">Como ya hemos venido mencionando la idea es que el sistema sea fácil de usar, pero por más sencillo que sea el programa,<text:s/>para garantizar su buen funcionamiento es importante brindar capacitaciones a todo el personal que va a estar en contacto con este, para que aprovechen al máximo esta herramienta y pueda ser útil para la gestión.</text:p>
      <text:p text:style-name="P165">Otros factores a los que va a estar ligado<text:s/>el buen funcionamiento del sistema, son las características del equipo en el que se va a instalar el sistema y por supuesto la conexión a internet, es importante que cumpla con los requerimientos especificados anteriormente.</text:p>
      <text:h text:style-name="P166" text:outline-level="1"><text:bookmark-start text:name="_Toc382694262"/><text:bookmark-start text:name="_Toc389391153"/><text:bookmark-start text:name="_Toc397623197"/>Alcance y Limitaciones<text:bookmark-end text:name="_Toc382694262"/><text:bookmark-end text:name="_Toc389391153"/><text:bookmark-end text:name="_Toc397623197"/></text:h>
      <text:p text:style-name="P167"/>
      <text:soft-page-break/>
      <text:p text:style-name="P168">El software es implementado bajo los requerimientos que ha solicitado el usuario final, por lo que pretendemos que cumpla las expectativas de este.</text:p>
      <text:p text:style-name="P169">También debemos tomar en cuenta que se tendrá que invertir tiempo en la migración de los datos que se tienen manualmente hacia el sistema e indispensablemente se tendrá que invertir tiempo en las capacitaciones de personal que trabajara con el sistema.</text:p>
      <text:p text:style-name="P170"/>
      <text:h text:style-name="P171" text:outline-level="2"><text:bookmark-start text:name="_Toc382694263"/><text:bookmark-start text:name="_Toc389391154"/><text:bookmark-start text:name="_Toc397623198"/>Alcance del lanzamiento inicial<text:bookmark-end text:name="_Toc382694263"/><text:bookmark-end text:name="_Toc389391154"/><text:bookmark-end text:name="_Toc397623198"/></text:h>
      <text:p text:style-name="P172"/>
      <text:p text:style-name="P173">La primera versión o primer prototipo del software, se pretende que contenga gran parte de lo que aquí se ha expuesto, pero creemos que podría demorarse un poco más, esto porque se debe migrar toda la información que actualmente está en papel.<text:s/></text:p>
      <text:p text:style-name="P174">Además antes de una versión inicial se probarán versiones de prueba, para garantizar la funcionalidad al 100% de la aplicación.</text:p>
      <text:h text:style-name="P175" text:outline-level="1"><text:bookmark-start text:name="_Toc382694265"/><text:bookmark-start text:name="_Toc389391156"/><text:bookmark-start text:name="_Toc397623199"/>Contexto de Negocio<text:bookmark-end text:name="_Toc382694265"/><text:bookmark-end text:name="_Toc389391156"/><text:bookmark-end text:name="_Toc397623199"/></text:h>
      <text:p text:style-name="P176"/>
      <text:p text:style-name="P177">La aplicación será utilizada por varias personas, con sesiones personalizadas para cada uno. Cada uno de los operadores del sistema tiene funciones específicas, cada usuario hará unicamente lo que le corresponde, no estará ligado a procesos ajenos.</text:p>
      <text:p text:style-name="P178">Se pretende que la aplicación sea bastante gráfica, para que sea bastante amigable y fácil de usar para las personas que van a utilizar el sistema, ya que estará relacionado con distintos tipos de población y<text:s/>frecuentemente estarán cambiando, ya que más que todos los académicos y miembros de la asociación de estudiantes cambian con frecuencia.</text:p>
      <text:p text:style-name="P179"><text:s/></text:p>
      <text:h text:style-name="Título2" text:outline-level="2"><text:bookmark-start text:name="_Toc397623200"/>Perfiles Interesados<text:bookmark-end text:name="_Toc397623200"/></text:h>
      <text:p text:style-name="Normal"/>
      <table:table table:style-name="Table180">
        <table:table-columns>
          <table:table-column table:style-name="TableColumn181"/>
          <table:table-column table:style-name="TableColumn182"/>
          <table:table-column table:style-name="TableColumn183"/>
          <table:table-column table:style-name="TableColumn184"/>
          <table:table-column table:style-name="TableColumn185"/>
        </table:table-columns>
        <table:table-row table:style-name="TableRow186">
          <table:table-cell table:style-name="TableCell187">
            <text:soft-page-break/>
            <text:p text:style-name="P188"><text:line-break/>Stakeholder</text:p>
          </table:table-cell>
          <table:table-cell table:style-name="TableCell189">
            <text:p text:style-name="P190">Mejor valor</text:p>
          </table:table-cell>
          <table:table-cell table:style-name="TableCell191">
            <text:p text:style-name="P192"><text:line-break/>Actitudes</text:p>
          </table:table-cell>
          <table:table-cell table:style-name="TableCell193">
            <text:p text:style-name="P194">Intereses Principales</text:p>
          </table:table-cell>
          <table:table-cell table:style-name="TableCell195">
            <text:p text:style-name="P196"><text:line-break/>Limitaciones</text:p>
          </table:table-cell>
        </table:table-row>
        <table:table-row table:style-name="TableRow197">
          <table:table-cell table:style-name="TableCell198">
            <text:p text:style-name="P199">Administrador</text:p>
          </table:table-cell>
          <table:table-cell table:style-name="TableCell200">
            <text:p text:style-name="P201">Aprueba<text:s/>o niega las solicitudes de gira, controla los vehículos, las horas del chofer, y las personas autorizadas de solicitar giras.</text:p>
          </table:table-cell>
          <table:table-cell table:style-name="TableCell202">
            <text:p text:style-name="P203">Dirige y controla el personal que opera el sistema. Es el principal ejecutor en el control de giras.</text:p>
          </table:table-cell>
          <table:table-cell table:style-name="TableCell204">
            <text:p text:style-name="P205">Administrar los movimientos con respecto a las giras.</text:p>
          </table:table-cell>
          <table:table-cell table:style-name="TableCell206">
            <text:p text:style-name="P207"><text:span text:style-name="T208">Falta de conocimiento en la manipulación del sistema para realizar cambios en cualquier área que se requiera.</text:span></text:p>
          </table:table-cell>
        </table:table-row>
        <table:table-row table:style-name="TableRow209">
          <table:table-cell table:style-name="TableCell210">
            <text:p text:style-name="P211">Operadores del Sistema</text:p>
          </table:table-cell>
          <table:table-cell table:style-name="TableCell212">
            <text:p text:style-name="P213">Existirán varios tipos de operadores, por ejemplo el chofer, los solicitantes, la recepcionista,<text:s/>cada uno con funciones especificas dentro del sistema</text:p>
          </table:table-cell>
          <table:table-cell table:style-name="TableCell214">
            <text:p text:style-name="P215">Garantizar una manipulación adecuada de sus laborares diarias</text:p>
          </table:table-cell>
          <table:table-cell table:style-name="TableCell216">
            <text:p text:style-name="P217">Minimizar el tiempo en la labores de gestión del local.</text:p>
          </table:table-cell>
          <table:table-cell table:style-name="TableCell218">
            <text:p text:style-name="P219">Si se comete un error en el ingreso de datos este no podrá realizar las correcciones<text:s/>necesarias, necesitará una autorización del administrador.</text:p>
          </table:table-cell>
        </table:table-row>
      </table:table>
      <text:p text:style-name="P220"/>
      <text:p text:style-name="P221"/>
      <text:h text:style-name="P222" text:outline-level="2"><text:bookmark-start text:name="_Toc382694267"/><text:bookmark-start text:name="_Toc389391158"/><text:bookmark-start text:name="_Toc397623201"/>Prioridades del Proyecto<text:bookmark-end text:name="_Toc382694267"/><text:bookmark-end text:name="_Toc389391158"/><text:bookmark-end text:name="_Toc397623201"/></text:h>
      <text:p text:style-name="P223"/>
      <text:p text:style-name="P224"/>
      <table:table table:style-name="Table225">
        <table:table-columns>
          <table:table-column table:style-name="TableColumn226"/>
          <table:table-column table:style-name="TableColumn227"/>
          <table:table-column table:style-name="TableColumn228"/>
          <table:table-column table:style-name="TableColumn229"/>
        </table:table-columns>
        <table:table-row table:style-name="TableRow230">
          <table:table-cell table:style-name="TableCell231">
            <text:p text:style-name="P232">Dimensión</text:p>
          </table:table-cell>
          <table:table-cell table:style-name="TableCell233">
            <text:p text:style-name="P234"><text:span text:style-name="T235">Operador</text:span><text:span text:style-name="T236"><text:line-break/></text:span><text:span text:style-name="T237">(</text:span><text:span text:style-name="T238">Objetivo del Estado</text:span><text:span text:style-name="T239">)</text:span></text:p>
          </table:table-cell>
          <table:table-cell table:style-name="TableCell240">
            <text:p text:style-name="P241">Restricción<text:line-break/>(Limites de Estado)</text:p>
          </table:table-cell>
          <table:table-cell table:style-name="TableCell242">
            <text:p text:style-name="P243">Grado de Libertad<text:line-break/>(Rango Permisible)</text:p>
          </table:table-cell>
        </table:table-row>
        <table:table-row table:style-name="TableRow244">
          <table:table-cell table:style-name="TableCell245">
            <text:p text:style-name="P246">Calendario</text:p>
          </table:table-cell>
          <table:table-cell table:style-name="TableCell247">
            <text:p text:style-name="P248">Versión 1.0 va a estar disponible en<text:s/>aproximadamente 1 año.</text:p>
          </table:table-cell>
          <table:table-cell table:style-name="TableCell249">
            <text:p text:style-name="P250">Dependerá del avance del curso.</text:p>
          </table:table-cell>
          <table:table-cell table:style-name="TableCell251">
            <text:p text:style-name="P252"/>
          </table:table-cell>
        </table:table-row>
        <table:table-row table:style-name="TableRow253">
          <table:table-cell table:style-name="TableCell254">
            <text:p text:style-name="P255">Características</text:p>
          </table:table-cell>
          <table:table-cell table:style-name="TableCell256">
            <text:p text:style-name="P257"/>
          </table:table-cell>
          <table:table-cell table:style-name="TableCell258">
            <text:p text:style-name="P259"/>
          </table:table-cell>
          <table:table-cell table:style-name="TableCell260">
            <text:p text:style-name="P261">El proyecto tendrá una alta prioridad, cerca de 80-90%.</text:p>
          </table:table-cell>
        </table:table-row>
        <table:table-row table:style-name="TableRow262">
          <table:table-cell table:style-name="TableCell263">
            <text:p text:style-name="P264">Calidad</text:p>
          </table:table-cell>
          <table:table-cell table:style-name="TableCell265">
            <text:p text:style-name="P266"/>
          </table:table-cell>
          <table:table-cell table:style-name="TableCell267">
            <text:p text:style-name="P268"/>
          </table:table-cell>
          <table:table-cell table:style-name="TableCell269">
            <text:p text:style-name="P270">Tendrá una seria de pruebas antes de su lanzamiento.</text:p>
          </table:table-cell>
        </table:table-row>
        <table:table-row table:style-name="TableRow271">
          <table:table-cell table:style-name="TableCell272">
            <text:p text:style-name="P273">Personal</text:p>
          </table:table-cell>
          <table:table-cell table:style-name="TableCell274">
            <text:p text:style-name="P275"/>
          </table:table-cell>
          <table:table-cell table:style-name="TableCell276">
            <text:p text:style-name="P277">Únicamente Mike, Yarixa y Diego pueden trabajar en<text:s/>este proyecto.</text:p>
          </table:table-cell>
          <table:table-cell table:style-name="TableCell278">
            <text:p text:style-name="P279"/>
          </table:table-cell>
        </table:table-row>
        <table:table-row table:style-name="TableRow280">
          <table:table-cell table:style-name="TableCell281">
            <text:p text:style-name="P282">Costo</text:p>
          </table:table-cell>
          <table:table-cell table:style-name="TableCell283">
            <text:p text:style-name="P284"/>
          </table:table-cell>
          <table:table-cell table:style-name="TableCell285">
            <text:p text:style-name="P286">Al ser un proyecto académico, no contamos con una tabla de costo, deberá ser gratuito en su totalidad</text:p>
          </table:table-cell>
          <table:table-cell table:style-name="TableCell287">
            <text:p text:style-name="P288">Únicamente si el cliente llega a un acuerdo con los desarrolladores, y se necesite algún software que requiera licencia, se podrá<text:s/>prever costos</text:p>
          </table:table-cell>
        </table:table-row>
      </table:table>
      <text:p text:style-name="P289"/>
      <text:p text:style-name="P290"/>
      <text:h text:style-name="P291" text:outline-level="2"><text:bookmark-start text:name="_Toc382694268"/><text:bookmark-start text:name="_Toc389391159"/><text:bookmark-start text:name="_Toc397623202"/>Condiciones de Trabajo<text:bookmark-end text:name="_Toc382694268"/><text:bookmark-end text:name="_Toc389391159"/><text:bookmark-end text:name="_Toc397623202"/></text:h>
      <text:p text:style-name="P292"/>
      <text:p text:style-name="P293">El sistema será web, por lo que se necesita una conexión estable a internet. Es importante destacar que se debe implementar un alto sistema de seguridad, ya que los datos que se manejan son de importancia y no se<text:s/>debe permitir acceso de personas ajenas a la información.</text:p>
      <text:p text:style-name="P294"/>
      <text:h text:style-name="P295" text:outline-level="2"><text:bookmark-start text:name="_Toc397623203"/>Glosario<text:bookmark-end text:name="_Toc397623203"/></text:h>
      <text:p text:style-name="P296"/>
      <text:p text:style-name="P297"><text:span text:style-name="T298">Operador del Sistema</text:span><text:span text:style-name="T299">: El operador de sistema se referirá a la persona que está utilizando el sistema.</text:span></text:p>
      <text:p text:style-name="P300"/>
      <text:p text:style-name="P301"><text:span text:style-name="T302">Administrador:</text:span><text:span text:style-name="T303"><text:s/>Será un usuario del sistema, que podrá acceder a funcionalidades espe</text:span><text:span text:style-name="T304">cíficas del sistema, gestionara los perfiles de operadores del sistem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Times" svg:font-family="Times"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2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es" fo:country="MX" style:language-asian="es" style:country-asian="MX"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277in" fo:line-height="100%"/>
      <style:text-properties style:font-name="Calibri Light" fo:color="#538135" fo:font-size="20pt" style:font-size-asian="20pt" style:font-size-complex="20pt" fo:hyphenate="true"/>
    </style:style>
    <style:style style:name="Título2" style:display-name="Título 2" style:family="paragraph" style:parent-style-name="Normal" style:next-style-name="Normal" style:default-outline-level="2">
      <style:paragraph-properties fo:keep-with-next="always" fo:keep-together="always" fo:margin-top="0.0555in" fo:margin-bottom="0in" fo:line-height="100%"/>
      <style:text-properties style:font-name="Calibri Light" fo:color="#538135" fo:font-size="14pt" style:font-size-asian="14pt" style:font-size-complex="14pt" fo:hyphenate="true"/>
    </style:style>
    <style:style style:name="Título3" style:display-name="Título 3" style:family="paragraph" style:parent-style-name="Normal" style:next-style-name="Normal" style:default-outline-level="3">
      <style:paragraph-properties fo:keep-with-next="always" fo:keep-together="always" fo:margin-top="0.0555in" fo:margin-bottom="0in" fo:line-height="100%"/>
      <style:text-properties style:font-name="Calibri Light" fo:color="#538135" fo:font-size="12pt" style:font-size-asian="12pt" style:font-size-complex="12pt" fo:hyphenate="true"/>
    </style:style>
    <style:style style:name="Título4" style:display-name="Título 4" style:family="paragraph" style:parent-style-name="Normal" style:next-style-name="Normal" style:default-outline-level="4">
      <style:paragraph-properties fo:keep-with-next="always" fo:keep-together="always" fo:margin-top="0.0555in" fo:margin-bottom="0in"/>
      <style:text-properties style:font-name="Calibri Light" fo:color="#70AD47" fo:font-size="11pt" style:font-size-asian="11pt" style:font-size-complex="11pt" fo:hyphenate="true"/>
    </style:style>
    <style:style style:name="Título5" style:display-name="Título 5" style:family="paragraph" style:parent-style-name="Normal" style:next-style-name="Normal" style:default-outline-level="5">
      <style:paragraph-properties fo:keep-with-next="always" fo:keep-together="always" fo:margin-top="0.0277in" fo:margin-bottom="0in"/>
      <style:text-properties style:font-name="Calibri Light" fo:font-style="italic" style:font-style-asian="italic" style:font-style-complex="italic" fo:color="#70AD47" fo:font-size="11pt" style:font-size-asian="11pt" style:font-size-complex="11pt" fo:hyphenate="tru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Calibri Light" fo:color="#70AD47" fo:hyphenate="tru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Calibri Light" fo:font-weight="bold" style:font-weight-asian="bold" style:font-weight-complex="bold" fo:color="#70AD47" fo:hyphenate="true"/>
    </style:style>
    <style:style style:name="Título8" style:display-name="Título 8" style:family="paragraph" style:parent-style-name="Normal" style:next-style-name="Normal" style:default-outline-level="8">
      <style:paragraph-properties fo:keep-with-next="always" fo:keep-together="always" fo:margin-top="0.0277in" fo:margin-bottom="0in"/>
      <style:text-properties style:font-name="Calibri Light" fo:font-weight="bold" style:font-weight-asian="bold" style:font-weight-complex="bold" fo:font-style="italic" style:font-style-asian="italic" style:font-style-complex="italic" fo:color="#70AD47" fo:font-size="10pt" style:font-size-asian="10pt" style:font-size-complex="10pt" fo:hyphenate="true"/>
    </style:style>
    <style:style style:name="Título9" style:display-name="Título 9" style:family="paragraph" style:parent-style-name="Normal" style:next-style-name="Normal" style:default-outline-level="9">
      <style:paragraph-properties fo:keep-with-next="always" fo:keep-together="always" fo:margin-top="0.0277in" fo:margin-bottom="0in"/>
      <style:text-properties style:font-name="Calibri Light" fo:font-style="italic" style:font-style-asian="italic" style:font-style-complex="italic" fo:color="#70AD47" fo:font-size="10pt" style:font-size-asian="10pt" style:font-size-complex="10pt" fo:hyphenate="true"/>
    </style:style>
    <style:style style:name="Normal" style:display-name="Normal" style:family="paragraph">
      <style:text-properties fo:hyphenate="true"/>
    </style:style>
    <style:style style:name="Fuentedepárrafopredeter." style:display-name="Fuente de párrafo predeter." style:family="text"/>
    <style:style style:name="Standard" style:display-name="Standard" style:family="paragraph">
      <style:text-properties fo:hyphenate="true"/>
    </style:style>
    <style:style style:name="Piedepágina" style:display-name="Pie de página" style:family="paragraph" style:parent-style-name="Normal">
      <style:paragraph-properties>
        <style:tab-stops>
          <style:tab-stop style:type="center" style:position="3.25in"/>
          <style:tab-stop style:type="right" style:position="6.5in"/>
        </style:tab-stops>
      </style:paragraph-properties>
      <style:text-properties fo:font-weight="bold" style:font-weight-asian="bold" fo:font-style="italic" style:font-style-asian="italic" fo:font-size="10pt" style:font-size-asian="10pt" fo:hyphenate="false"/>
    </style:style>
    <style:style style:name="bullet" style:display-name="bullet" style:family="paragraph" style:parent-style-name="Normal" style:list-style-name="LFO9">
      <style:paragraph-properties>
        <style:tab-stops>
          <style:tab-stop style:type="left" style:position="-0.95in"/>
        </style:tab-stops>
      </style:paragraph-properties>
      <style:text-properties style:font-name="Arial" style:font-name-asian="Arial" style:font-name-complex="Arial" fo:font-size="11pt" style:font-size-asian="11pt" fo:hyphenate="false"/>
    </style:style>
    <style:style style:name="Heading" style:display-name="Heading" style:family="paragraph" style:parent-style-name="Normal">
      <style:paragraph-properties>
        <style:tab-stops>
          <style:tab-stop style:type="center" style:position="3.25in"/>
          <style:tab-stop style:type="right" style:position="6.5in"/>
        </style:tab-stops>
      </style:paragraph-properties>
      <style:text-properties fo:font-weight="bold" style:font-weight-asian="bold" fo:font-style="italic" style:font-style-asian="italic" fo:font-size="10pt" style:font-size-asian="10pt" fo:hyphenate="false"/>
    </style:style>
    <style:style style:name="Textbody" style:display-name="Text body" style:family="paragraph" style:parent-style-name="Standard">
      <style:paragraph-properties fo:margin-bottom="0.0972in"/>
      <style:text-properties fo:hyphenate="true"/>
    </style:style>
    <style:style style:name="table_left" style:display-name="table_left" style:family="paragraph" style:parent-style-name="Normal">
      <style:paragraph-properties fo:margin-top="0.0138in" fo:margin-bottom="0.0138in" fo:line-height="0.1527in"/>
      <style:text-properties fo:font-weight="bold" style:font-weight-asian="bold" fo:font-size="11pt" style:font-size-asian="11pt" fo:hyphenate="false"/>
    </style:style>
    <style:style style:name="table_right" style:display-name="table_right" style:family="paragraph" style:parent-style-name="table_left">
      <style:text-properties fo:font-weight="normal" style:font-weight-asian="normal" fo:hyphenate="false"/>
    </style:style>
    <style:style style:name="line" style:display-name="line" style:family="paragraph" style:parent-style-name="Puesto">
      <style:paragraph-properties fo:border-top="0.0625in solid #000000" fo:border-left="none" fo:border-bottom="none" fo:border-right="none" fo:padding-top="0.0138in" fo:padding-left="0in" fo:padding-bottom="0in" fo:padding-right="0in" style:shadow="none"/>
      <style:text-properties fo:font-size="20pt" style:font-size-asian="20pt" fo:hyphenate="false"/>
    </style:style>
    <style:style style:name="ByLine" style:display-name="ByLine" style:family="paragraph" style:parent-style-name="Puesto">
      <style:text-properties fo:font-size="14pt" style:font-size-asian="14pt" fo:hyphenate="false"/>
    </style:style>
    <style:style style:name="Puesto" style:display-name="Puesto" style:family="paragraph" style:parent-style-name="Normal" style:next-style-name="Normal">
      <style:paragraph-properties fo:margin-bottom="0in" fo:line-height="100%"/>
      <style:text-properties style:font-name="Calibri Light" fo:color="#262626" fo:letter-spacing="-0.0104in" fo:font-size="48pt" style:font-size-asian="48pt" style:font-size-complex="48pt" fo:hyphenate="true"/>
    </style:style>
    <style:style style:name="ChangeHistoryTitle" style:display-name="ChangeHistory Title" style:family="paragraph" style:parent-style-name="Normal">
      <style:paragraph-properties fo:keep-with-next="always" fo:text-align="center" fo:margin-top="0.0416in" fo:margin-bottom="0.0416in" fo:line-height="100%"/>
      <style:text-properties style:font-name="Arial" style:font-name-asian="Arial" style:font-name-complex="Arial" fo:font-weight="bold" style:font-weight-asian="bold" fo:font-size="18pt" style:font-size-asian="18pt" fo:hyphenate="false"/>
    </style:style>
    <style:style style:name="SuperTitle" style:display-name="SuperTitle" style:family="paragraph" style:parent-style-name="Puesto" style:next-style-name="Normal">
      <style:paragraph-properties fo:border-top="0.0833in solid #000000" fo:border-left="none" fo:border-bottom="none" fo:border-right="none" fo:padding-top="0.0138in" fo:padding-left="0in" fo:padding-bottom="0in" fo:padding-right="0in" style:shadow="none" fo:margin-top="0.6666in"/>
      <style:text-properties fo:font-size="14pt" style:font-size-asian="14pt" fo:hyphenate="false"/>
    </style:style>
    <style:style style:name="TOCEntry" style:display-name="TOCEntry" style:family="paragraph" style:parent-style-name="Normal">
      <style:paragraph-properties fo:margin-top="0.0833in" style:line-height-at-least="0.1666in"/>
      <style:text-properties style:font-name="Times" style:font-name-asian="Times" style:font-name-complex="Times" fo:font-weight="bold" style:font-weight-asian="bold" fo:font-size="18pt" style:font-size-asian="18pt" fo:hyphenate="false"/>
    </style:style>
    <style:style style:name="Textoindependiente" style:display-name="Texto independiente" style:family="paragraph" style:parent-style-name="Normal">
      <style:text-properties style:font-name="Arial" style:font-name-asian="Arial" style:font-name-complex="Arial" fo:font-style="italic" style:font-style-asian="italic" fo:font-size="11pt" style:font-size-asian="11pt" fo:hyphenate="false"/>
    </style:style>
    <style:style style:name="Listaconviñetas" style:display-name="Lista con viñetas" style:family="paragraph" style:parent-style-name="Normal" style:auto-update="true" style:list-style-name="LFO2">
      <style:paragraph-properties fo:margin-bottom="0.0416in" fo:line-height="0.1527in"/>
      <style:text-properties fo:font-size="11pt" style:font-size-asian="11pt" fo:hyphenate="false"/>
    </style:style>
    <style:style style:name="TDC3" style:display-name="TDC 3" style:family="paragraph" style:parent-style-name="Normal" style:next-style-name="Normal" style:auto-update="true">
      <style:paragraph-properties fo:margin-left="0.3333in">
        <style:tab-stops/>
      </style:paragraph-properties>
      <style:text-properties fo:hyphenate="false"/>
    </style:style>
    <style:style style:name="boilerplate" style:display-name="boilerplate" style:family="paragraph" style:parent-style-name="Normal">
      <style:paragraph-properties fo:line-height="0.1527in"/>
      <style:text-properties style:font-name="Arial" style:font-name-asian="Arial" style:font-name-complex="Arial" fo:font-style="italic" style:font-style-asian="italic" fo:font-size="11pt" style:font-size-asian="11pt" fo:hyphenate="false"/>
    </style:style>
    <style:style style:name="TDC4" style:display-name="TDC 4" style:family="paragraph" style:parent-style-name="Normal" style:next-style-name="Normal" style:auto-update="true">
      <style:paragraph-properties fo:margin-left="0.5in">
        <style:tab-stops/>
      </style:paragraph-properties>
      <style:text-properties fo:hyphenate="false"/>
    </style:style>
    <style:style style:name="TableTextsmall" style:display-name="Table Text small" style:family="paragraph" style:parent-style-name="Normal">
      <style:paragraph-properties fo:margin-top="0.0138in" fo:margin-bottom="0.0138in"/>
      <style:text-properties style:font-name="Arial" style:font-name-asian="Arial" style:font-name-complex="Arial" fo:font-style="italic" style:font-style-asian="italic" fo:font-size="10pt" style:font-size-asian="10pt" fo:hyphenate="false"/>
    </style:style>
    <style:style style:name="TDC1" style:display-name="TDC 1" style:family="paragraph" style:parent-style-name="Normal" style:next-style-name="Normal" style:auto-update="true">
      <style:paragraph-properties>
        <style:tab-stops>
          <style:tab-stop style:type="left" style:position="0.25in"/>
          <style:tab-stop style:type="right" style:leader-style="dotted" style:leader-text="." style:position="5.993in"/>
        </style:tab-stops>
      </style:paragraph-properties>
      <style:text-properties fo:hyphenate="false"/>
    </style:style>
    <style:style style:name="TDC2" style:display-name="TDC 2" style:family="paragraph" style:parent-style-name="Normal" style:next-style-name="Normal" style:auto-update="true">
      <style:paragraph-properties fo:margin-left="0.25in">
        <style:tab-stops>
          <style:tab-stop style:type="left" style:position="0.3055in"/>
          <style:tab-stop style:type="right" style:leader-style="dotted" style:leader-text="." style:position="5.743in"/>
        </style:tab-stops>
      </style:paragraph-properties>
      <style:text-properties fo:hyphenate="false"/>
    </style:style>
    <style:style style:name="TDC5" style:display-name="TDC 5" style:family="paragraph" style:parent-style-name="Normal" style:next-style-name="Normal" style:auto-update="true">
      <style:paragraph-properties fo:margin-left="0.6666in">
        <style:tab-stops/>
      </style:paragraph-properties>
      <style:text-properties fo:hyphenate="false"/>
    </style:style>
    <style:style style:name="TDC6" style:display-name="TDC 6" style:family="paragraph" style:parent-style-name="Normal" style:next-style-name="Normal" style:auto-update="true">
      <style:paragraph-properties fo:margin-left="0.8333in">
        <style:tab-stops/>
      </style:paragraph-properties>
      <style:text-properties fo:hyphenate="false"/>
    </style:style>
    <style:style style:name="TDC7" style:display-name="TDC 7" style:family="paragraph" style:parent-style-name="Normal" style:next-style-name="Normal" style:auto-update="true">
      <style:paragraph-properties fo:margin-left="1in">
        <style:tab-stops/>
      </style:paragraph-properties>
      <style:text-properties fo:hyphenate="false"/>
    </style:style>
    <style:style style:name="TDC8" style:display-name="TDC 8" style:family="paragraph" style:parent-style-name="Normal" style:next-style-name="Normal" style:auto-update="true">
      <style:paragraph-properties fo:margin-left="1.1666in">
        <style:tab-stops/>
      </style:paragraph-properties>
      <style:text-properties fo:hyphenate="false"/>
    </style:style>
    <style:style style:name="TDC9" style:display-name="TDC 9" style:family="paragraph" style:parent-style-name="Normal" style:next-style-name="Normal" style:auto-update="true">
      <style:paragraph-properties fo:margin-left="1.3333in">
        <style:tab-stops/>
      </style:paragraph-properties>
      <style:text-properties fo:hyphenate="false"/>
    </style:style>
    <style:style style:name="BullList" style:display-name="Bull List" style:family="paragraph" style:parent-style-name="Normal" style:list-style-name="LFO8">
      <style:paragraph-properties fo:margin-top="0.0416in" fo:margin-bottom="0.0833in" fo:line-height="150%"/>
      <style:text-properties fo:hyphenate="false"/>
    </style:style>
    <style:style style:name="NormalUnindented" style:display-name="Normal Unindented" style:family="paragraph" style:parent-style-name="Normal" style:next-style-name="Sangríanormal">
      <style:paragraph-properties fo:margin-top="0.0833in" fo:margin-bottom="0.1666in" fo:line-height="200%"/>
      <style:text-properties fo:hyphenate="false"/>
    </style:style>
    <style:style style:name="Sangríanormal" style:display-name="Sangría normal" style:family="paragraph" style:parent-style-name="Normal">
      <style:paragraph-properties fo:margin-left="0.5in">
        <style:tab-stops/>
      </style:paragraph-properties>
      <style:text-properties fo:hyphenate="false"/>
    </style:style>
    <style:style style:name="TítulodeTDC" style:display-name="Título de TDC" style:family="paragraph" style:parent-style-name="Título1" style:next-style-name="Normal" style:default-outline-level="1">
      <style:text-properties fo:hyphenate="true"/>
    </style:style>
    <style:style style:name="Encabezado" style:display-name="Encabezado" style:family="paragraph" style:parent-style-name="Standard">
      <style:paragraph-properties text:number-lines="false">
        <style:tab-stops>
          <style:tab-stop style:type="center" style:position="3.4625in"/>
          <style:tab-stop style:type="right" style:position="6.925in"/>
        </style:tab-stops>
      </style:paragraph-properties>
      <style:text-properties fo:hyphenate="true"/>
    </style:style>
    <style:style style:name="TableContents" style:display-name="Table Contents" style:family="paragraph" style:parent-style-name="Standard">
      <style:paragraph-properties text:number-lines="false"/>
      <style:text-properties fo:hyphenate="true"/>
    </style:style>
    <style:style style:name="Hipervínculo" style:display-name="Hipervínculo" style:family="text">
      <style:text-properties fo:color="#0563C1" style:text-underline-type="single" style:text-underline-style="solid" style:text-underline-width="auto" style:text-underline-mode="continuous" style:text-underline-color="font-color"/>
    </style:style>
    <style:style style:name="Textodeglobo" style:display-name="Texto de globo" style:family="paragraph" style:parent-style-name="Normal">
      <style:paragraph-properties fo:line-height="100%"/>
      <style:text-properties style:font-name="Segoe UI" style:font-name-complex="Segoe UI" fo:font-size="9pt" style:font-size-asian="9pt" style:font-size-complex="9pt" fo:hyphenate="false"/>
    </style:style>
    <style:style style:name="TextodegloboCar" style:display-name="Texto de globo Car" style:family="text" style:parent-style-name="Fuentedepárrafopredeter.">
      <style:text-properties style:font-name="Segoe UI" style:font-name-complex="Segoe UI" fo:font-size="9pt" style:font-size-asian="9pt" style:font-size-complex="9pt" style:language-asian="es" style:country-asian="ES"/>
    </style:style>
    <style:style style:name="PiedepáginaCar" style:display-name="Pie de página Car" style:family="text" style:parent-style-name="Fuentedepárrafopredeter.">
      <style:text-properties fo:font-weight="bold" style:font-weight-asian="bold" fo:font-style="italic" style:font-style-asian="italic" style:language-asian="es" style:country-asian="ES"/>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ocomentario" style:display-name="Texto comentario" style:family="paragraph" style:parent-style-name="Normal">
      <style:paragraph-properties fo:line-height="100%"/>
      <style:text-properties fo:font-size="10pt" style:font-size-asian="10pt" fo:hyphenate="false"/>
    </style:style>
    <style:style style:name="TextocomentarioCar" style:display-name="Texto comentario Car" style:family="text" style:parent-style-name="Fuentedepárrafopredeter.">
      <style:text-properties style:language-asian="es" style:country-asian="ES"/>
    </style:style>
    <style:style style:name="Ref.decomentario" style:display-name="Ref. de comentario" style:family="text" style:parent-style-name="Fuentedepárrafopredeter.">
      <style:text-properties fo:font-size="8pt" style:font-size-asian="8pt" style:font-size-complex="8pt"/>
    </style:style>
    <style:style style:name="Párrafodelista" style:display-name="Párrafo de lista" style:family="paragraph" style:parent-style-name="Normal">
      <style:paragraph-properties fo:margin-left="0.5in">
        <style:tab-stops/>
      </style:paragraph-properties>
      <style:text-properties fo:hyphenate="true"/>
    </style:style>
    <style:style style:name="Subtítulo" style:display-name="Subtítulo" style:family="paragraph" style:parent-style-name="Normal" style:next-style-name="Normal">
      <style:paragraph-properties fo:line-height="100%"/>
      <style:text-properties style:font-name="Calibri Light" fo:font-size="15pt" style:font-size-asian="15pt" style:font-size-complex="15pt" fo:hyphenate="true"/>
    </style:style>
    <style:style style:name="SubtítuloCar" style:display-name="Subtítulo Car" style:family="text" style:parent-style-name="Fuentedepárrafopredeter.">
      <style:text-properties style:font-name="Calibri Light" style:font-name-asian="Times New Roman" style:font-name-complex="Times New Roman" fo:font-size="15pt" style:font-size-asian="15pt" style:font-size-complex="15pt"/>
    </style:style>
    <style:style style:name="Título1Car" style:display-name="Título 1 Car" style:family="text" style:parent-style-name="Fuentedepárrafopredeter.">
      <style:text-properties style:font-name="Calibri Light" style:font-name-asian="Times New Roman" style:font-name-complex="Times New Roman" fo:color="#538135"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538135" fo:font-size="14pt" style:font-size-asian="14pt" style:font-size-complex="14pt"/>
    </style:style>
    <style:style style:name="Título3Car" style:display-name="Título 3 Car" style:family="text" style:parent-style-name="Fuentedepárrafopredeter.">
      <style:text-properties style:font-name="Calibri Light" style:font-name-asian="Times New Roman" style:font-name-complex="Times New Roman" fo:color="#538135" fo:font-size="12pt" style:font-size-asian="12pt" style:font-size-complex="12pt"/>
    </style:style>
    <style:style style:name="Título4Car" style:display-name="Título 4 Car" style:family="text" style:parent-style-name="Fuentedepárrafopredeter.">
      <style:text-properties style:font-name="Calibri Light" style:font-name-asian="Times New Roman" style:font-name-complex="Times New Roman" fo:color="#70AD47" fo:font-size="11pt" style:font-size-asian="11pt" style:font-size-complex="11pt"/>
    </style:style>
    <style:style style:name="Título5Car" style:display-name="Título 5 Car" style:family="text" style:parent-style-name="Fuentedepárrafopredeter.">
      <style:text-properties style:font-name="Calibri Light" style:font-name-asian="Times New Roman" style:font-name-complex="Times New Roman" fo:font-style="italic" style:font-style-asian="italic" style:font-style-complex="italic" fo:color="#70AD47" fo:font-size="11pt" style:font-size-asian="11pt" style:font-size-complex="11pt"/>
    </style:style>
    <style:style style:name="Título6Car" style:display-name="Título 6 Car" style:family="text" style:parent-style-name="Fuentedepárrafopredeter.">
      <style:text-properties style:font-name="Calibri Light" style:font-name-asian="Times New Roman" style:font-name-complex="Times New Roman" fo:color="#70AD47"/>
    </style:style>
    <style:style style:name="Título7Car" style:display-name="Título 7 Car" style:family="text" style:parent-style-name="Fuentedepárrafopredeter.">
      <style:text-properties style:font-name="Calibri Light" style:font-name-asian="Times New Roman" style:font-name-complex="Times New Roman" fo:font-weight="bold" style:font-weight-asian="bold" style:font-weight-complex="bold" fo:color="#70AD47"/>
    </style:style>
    <style:style style:name="Título8Car" style:display-name="Título 8 Car" style:family="text" style:parent-style-name="Fuentedepárrafopredeter.">
      <style:text-properties style:font-name="Calibri Light" style:font-name-asian="Times New Roman" style:font-name-complex="Times New Roman" fo:font-weight="bold" style:font-weight-asian="bold" style:font-weight-complex="bold" fo:font-style="italic" style:font-style-asian="italic" style:font-style-complex="italic" fo:color="#70AD47" fo:font-size="10pt" style:font-size-asian="10pt" style:font-size-complex="10pt"/>
    </style:style>
    <style:style style:name="Título9Car" style:display-name="Título 9 Car" style:family="text" style:parent-style-name="Fuentedepárrafopredeter.">
      <style:text-properties style:font-name="Calibri Light" style:font-name-asian="Times New Roman" style:font-name-complex="Times New Roman" fo:font-style="italic" style:font-style-asian="italic" style:font-style-complex="italic" fo:color="#70AD47" fo:font-size="10pt" style:font-size-asian="10pt" style:font-size-complex="10pt"/>
    </style:style>
    <style:style style:name="Descripción" style:display-name="Descripción" style:family="paragraph" style:parent-style-name="Normal" style:next-style-name="Normal">
      <style:paragraph-properties fo:line-height="100%"/>
      <style:text-properties fo:font-weight="bold" style:font-weight-asian="bold" style:font-weight-complex="bold" fo:font-variant="small-caps" fo:color="#595959" fo:hyphenate="true"/>
    </style:style>
    <style:style style:name="PuestoCar" style:display-name="Puesto Car" style:family="text" style:parent-style-name="Fuentedepárrafopredeter.">
      <style:text-properties style:font-name="Calibri Light" style:font-name-asian="Times New Roman" style:font-name-complex="Times New Roman" fo:color="#262626" fo:letter-spacing="-0.0104in" fo:font-size="48pt" style:font-size-asian="48pt" style:font-size-complex="48pt"/>
    </style:style>
    <style:style style:name="Textoennegrita" style:display-name="Texto en negrita" style:family="text" style:parent-style-name="Fuentedepárrafopredeter.">
      <style:text-properties fo:font-weight="bold" style:font-weight-asian="bold" style:font-weight-complex="bold"/>
    </style:style>
    <style:style style:name="Énfasis" style:display-name="Énfasis" style:family="text" style:parent-style-name="Fuentedepárrafopredeter.">
      <style:text-properties fo:font-style="italic" style:font-style-asian="italic" style:font-style-complex="italic" fo:color="#70AD47"/>
    </style:style>
    <style:style style:name="Sinespaciado" style:display-name="Sin espaciado" style:family="paragraph">
      <style:paragraph-properties fo:margin-bottom="0in" fo:line-height="100%"/>
      <style:text-properties fo:hyphenate="true"/>
    </style:style>
    <style:style style:name="Cita" style:display-name="Cita" style:family="paragraph" style:parent-style-name="Normal" style:next-style-name="Normal">
      <style:paragraph-properties fo:text-align="center" fo:margin-top="0.1111in" fo:margin-left="0.5in" fo:margin-right="0.5in">
        <style:tab-stops/>
      </style:paragraph-properties>
      <style:text-properties fo:font-style="italic" style:font-style-asian="italic" style:font-style-complex="italic" fo:color="#262626" fo:hyphenate="true"/>
    </style:style>
    <style:style style:name="CitaCar" style:display-name="Cita Car" style:family="text" style:parent-style-name="Fuentedepárrafopredeter.">
      <style:text-properties fo:font-style="italic" style:font-style-asian="italic" style:font-style-complex="italic" fo:color="#262626"/>
    </style:style>
    <style:style style:name="Citadestacada" style:display-name="Cita destacada" style:family="paragraph" style:parent-style-name="Normal" style:next-style-name="Normal">
      <style:paragraph-properties fo:text-align="center" fo:margin-top="0.1111in" fo:margin-bottom="0.1111in" fo:line-height="110%" fo:margin-left="0.5in" fo:margin-right="0.5in">
        <style:tab-stops/>
      </style:paragraph-properties>
      <style:text-properties style:font-name="Calibri Light" fo:font-style="italic" style:font-style-asian="italic" style:font-style-complex="italic" fo:color="#70AD47" fo:font-size="16pt" style:font-size-asian="16pt" style:font-size-complex="16pt" fo:hyphenate="true"/>
    </style:style>
    <style:style style:name="CitadestacadaCar" style:display-name="Cita destacada Car" style:family="text" style:parent-style-name="Fuentedepárrafopredeter.">
      <style:text-properties style:font-name="Calibri Light" style:font-name-asian="Times New Roman" style:font-name-complex="Times New Roman" fo:font-style="italic" style:font-style-asian="italic" style:font-style-complex="italic" fo:color="#70AD47" fo:font-size="16pt" style:font-size-asian="16pt" style:font-size-complex="16pt"/>
    </style:style>
    <style:style style:name="Énfasissutil" style:display-name="Énfasis sutil" style:family="text" style:parent-style-name="Fuentedepárrafopredeter.">
      <style:text-properties fo:font-style="italic" style:font-style-asian="italic" style:font-style-complex="italic"/>
    </style:style>
    <style:style style:name="Énfasisintenso" style:display-name="Énfasis intenso" style:family="text" style:parent-style-name="Fuentedepárrafopredeter.">
      <style:text-properties fo:font-weight="bold" style:font-weight-asian="bold" style:font-weight-complex="bold" fo:font-style="italic" style:font-style-asian="italic" style:font-style-complex="italic"/>
    </style:style>
    <style:style style:name="Referenciasutil" style:display-name="Referencia sutil" style:family="text" style:parent-style-name="Fuentedepárrafopredeter.">
      <style:text-properties fo:font-variant="small-caps" fo:color="#595959"/>
    </style:style>
    <style:style style:name="Referenciaintensa" style:display-name="Referencia intensa" style:family="text" style:parent-style-name="Fuentedepárrafopredeter.">
      <style:text-properties fo:font-weight="bold" style:font-weight-asian="bold" style:font-weight-complex="bold" fo:font-variant="small-caps" fo:color="#70AD47"/>
    </style:style>
    <style:style style:name="Títulodellibro" style:display-name="Título del libro" style:family="text" style:parent-style-name="Fuentedepárrafopredeter.">
      <style:text-properties fo:font-weight="bold" style:font-weight-asian="bold" style:font-weight-complex="bold" fo:letter-spacing="0.0048in" fo:font-size="10.5pt" style:font-size-asian="10.5pt" style:font-size-complex="10.5pt"/>
    </style:style>
    <text:list-style style:name="WW_OutlineListStyle_3" style:display-name="WW_OutlineListStyle_3">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6LVL1" style:family="text">
      <style:text-properties style:font-name="Symbol"/>
    </style:style>
    <text:list-style style:name="LFO2" style:display-name="LFO2">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Wingdings"/>
    </style:style>
    <style:style style:name="WW_CharLFO7LVL2" style:family="text">
      <style:text-properties style:font-name="Courier New" style:font-name-complex="Wingdings"/>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Wingdings"/>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Wingdings"/>
    </style:style>
    <style:style style:name="WW_CharLFO7LVL9" style:family="text">
      <style:text-properties style:font-name="Wingdings"/>
    </style:style>
    <text:list-style style:name="LFO8" style:display-name="LFO8">
      <text:list-level-style-bullet text:level="1" text:style-name="WW_CharLFO7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style>
    <text:list-style style:name="LFO9" style:display-name="LFO9">
      <text:list-level-style-bullet text:level="1" text:style-name="WW_CharLFO8LVL1" text:bullet-char="">
        <style:list-level-properties text:space-before="0in" text:min-label-width="0.2in" text:list-level-position-and-space-mode="label-alignment">
          <style:list-level-label-alignment text:label-followed-by="listtab" fo:margin-left="0.2in" fo:text-indent="-0.2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9_1">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5in"/>
      </style:footer-style>
    </style:page-layout>
    <style:style style:name="P2" style:parent-style-name="Piedepágina" style:family="paragraph">
      <style:paragraph-properties fo:text-align="center"/>
    </style:style>
    <style:page-layout style:name="PL1">
      <style:page-layout-properties fo:page-width="8.5in" fo:page-height="11in" style:print-orientation="portrait" fo:margin-top="0.5in" fo:margin-left="1.25in" fo:margin-bottom="0.5in" fo:margin-right="1.25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4" style:parent-style-name="Heading" style:family="paragraph">
      <style:paragraph-properties>
        <style:tab-stops>
          <style:tab-stop style:type="center" style:position="3.25in"/>
          <style:tab-stop style:type="right" style:position="6in"/>
        </style:tab-stops>
      </style:paragraph-properties>
    </style:style>
    <style:style style:name="T25" style:parent-style-name="Fuentedepárrafopredeter." style:family="text">
      <style:text-properties fo:language="es" fo:country="CR"/>
    </style:style>
    <style:style style:name="P26" style:parent-style-name="Piedepágina" style:family="paragraph">
      <style:paragraph-properties fo:text-align="end"/>
    </style:style>
    <style:style style:name="T27" style:parent-style-name="Fuentedepárrafopredeter." style:family="text">
      <style:text-properties fo:language="es" fo:country="ES"/>
    </style:style>
    <style:page-layout style:name="PL2">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101" style:parent-style-name="Heading" style:family="paragraph">
      <style:paragraph-properties>
        <style:tab-stops>
          <style:tab-stop style:type="center" style:position="3.25in"/>
          <style:tab-stop style:type="right" style:position="6in"/>
        </style:tab-stops>
      </style:paragraph-properties>
    </style:style>
    <style:style style:name="T102" style:parent-style-name="Fuentedepárrafopredeter." style:family="text">
      <style:text-properties fo:language="es" fo:country="CR"/>
    </style:style>
    <style:style style:name="T103" style:parent-style-name="Fuentedepárrafopredeter." style:family="text">
      <style:text-properties fo:language="es" fo:country="CR"/>
    </style:style>
    <style:style style:name="P104" style:parent-style-name="Piedepágina" style:family="paragraph">
      <style:paragraph-properties fo:text-align="end"/>
    </style:style>
    <style:style style:name="T105" style:parent-style-name="Fuentedepárrafopredeter." style:family="text">
      <style:text-properties fo:language="es" fo:country="ES"/>
    </style:style>
  </office:automatic-styles>
  <office:master-styles>
    <style:master-page style:name="MP0" style:page-layout-name="PL0"/>
    <style:master-page style:next-style-name="MP0" style:name="MPF0" style:page-layout-name="PL0">
      <style:footer>
        <text:p text:style-name="P2">Copyright © 1999 by Karl E. Wiegers. Permission is granted to use, modify, and distribute this document.</text:p>
      </style:footer>
    </style:master-page>
    <style:master-page style:name="MP1" style:page-layout-name="PL1">
      <style:header>
        <text:p text:style-name="P24"><text:span text:style-name="T25">Visión y Alcance de Sistema de Control de Giras, Campus Sarapiquí</text:span></text:p>
      </style:header>
      <style:footer>
        <text:p text:style-name="P26"><text:span text:style-name="T27"><text:page-number text:fixed="false">iii</text:page-number></text:span></text:p>
        <text:p text:style-name="Piedepágina"/>
      </style:footer>
    </style:master-page>
    <style:master-page style:name="MP2" style:page-layout-name="PL2">
      <style:header>
        <text:p text:style-name="P101"><text:span text:style-name="T102">Visión y Alcance de Sistema de<text:s/></text:span><text:span text:style-name="T103">Control de Giras, Campus Sarapiquí</text:span></text:p>
      </style:header>
      <style:footer>
        <text:p text:style-name="P104"><text:span text:style-name="T105"><text:page-number text:fixed="false">4</text:page-number></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ision and Scope Template</dc:title>
    <dc:subject/>
    <meta:initial-creator>Karl Wiegers</meta:initial-creator>
    <dc:creator>Yari Villegas Martinez</dc:creator>
    <meta:creation-date>2014-09-05T01:22:00Z</meta:creation-date>
    <dc:date>2014-09-05T03:31:00Z</dc:date>
    <meta:print-date>1998-11-29T19:04:00Z</meta:print-date>
    <meta:template xlink:href="Normal" xlink:type="simple"/>
    <meta:editing-cycles>5</meta:editing-cycles>
    <meta:editing-duration>PT5280S</meta:editing-duration>
    <meta:document-statistic meta:page-count="11" meta:paragraph-count="23" meta:word-count="1844" meta:character-count="11964" meta:row-count="84" meta:non-whitespace-character-count="10143"/>
  </office:meta>
</office:document-meta>
</file>